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paragraph-properties fo:margin-left="0.4898in" fo:margin-right="0in" fo:text-indent="0in" style:auto-text-indent="false">
        <style:tab-stops/>
      </style:paragraph-properties>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ab-stops/>
      </style:paragraph-properties>
    </style:style>
    <style:style style:name="P5" style:family="paragraph" style:parent-style-name="Heading_20_1" style:master-page-name="MP0">
      <style:paragraph-properties style:page-number="auto" fo:break-before="page"/>
    </style:style>
    <style:style style:name="P6" style:family="paragraph" style:parent-style-name="Text_20_body" style:list-style-name="L20">
      <style:text-properties style:text-underline-style="solid" style:text-underline-width="auto" style:text-underline-color="font-color" style:text-underline-mode="continuous" style:text-overline-mode="continuous" style:text-line-through-mode="continuous"/>
    </style:style>
    <style:style style:name="P7" style:family="paragraph" style:parent-style-name="Text_20_body" style:list-style-name="L19"/>
    <style:style style:name="P8" style:family="paragraph" style:parent-style-name="Text_20_body" style:list-style-name="L20"/>
    <style:style style:name="P9" style:family="paragraph" style:parent-style-name="Text_20_body" style:list-style-name="L21"/>
    <style:style style:name="P10" style:family="paragraph" style:parent-style-name="Text_20_body">
      <style:text-properties fo:font-weight="bold" style:font-weight-asian="bold" style:font-weight-complex="bold"/>
    </style:style>
    <style:style style:name="P11" style:family="paragraph" style:parent-style-name="Text_20_body" style:list-style-name="L22"/>
    <style:style style:name="P12" style:family="paragraph" style:parent-style-name="Text_20_body" style:list-style-name="L23"/>
    <style:style style:name="P13" style:family="paragraph" style:parent-style-name="Text_20_body" style:list-style-name="L24"/>
    <style:style style:name="P14" style:family="paragraph" style:parent-style-name="Text_20_body" style:list-style-name="L25"/>
    <style:style style:name="P15" style:family="paragraph" style:parent-style-name="Text_20_body" style:list-style-name="L26"/>
    <style:style style:name="P16" style:family="paragraph" style:parent-style-name="Text_20_body" style:list-style-name="L27"/>
    <style:style style:name="P17" style:family="paragraph" style:parent-style-name="Text_20_body" style:list-style-name="L29"/>
    <style:style style:name="P18" style:family="paragraph" style:parent-style-name="Text_20_body" style:list-style-name="L30"/>
    <style:style style:name="P19" style:family="paragraph" style:parent-style-name="Text_20_body" style:list-style-name="L32"/>
    <style:style style:name="P20" style:family="paragraph" style:parent-style-name="Text_20_body" style:list-style-name="L33"/>
    <style:style style:name="P21" style:family="paragraph" style:parent-style-name="Text_20_body" style:list-style-name="L34"/>
    <style:style style:name="P22" style:family="paragraph" style:parent-style-name="Text_20_body" style:list-style-name="L35"/>
    <style:style style:name="P23" style:family="paragraph" style:parent-style-name="Text_20_body" style:list-style-name="L37"/>
    <style:style style:name="P24" style:family="paragraph" style:parent-style-name="Text_20_body" style:list-style-name="L38"/>
    <style:style style:name="P25" style:family="paragraph" style:parent-style-name="Text_20_body" style:list-style-name="L39"/>
    <style:style style:name="P26" style:family="paragraph" style:parent-style-name="Text_20_body" style:list-style-name="L41"/>
    <style:style style:name="P27" style:family="paragraph" style:parent-style-name="Text_20_body" style:list-style-name="L42"/>
    <style:style style:name="P28" style:family="paragraph" style:parent-style-name="Text_20_body" style:list-style-name="L43"/>
    <style:style style:name="P29" style:family="paragraph" style:parent-style-name="Text_20_body" style:list-style-name="L44"/>
    <style:style style:name="P30" style:family="paragraph" style:parent-style-name="Text_20_body" style:list-style-name="L45"/>
    <style:style style:name="P31" style:family="paragraph" style:parent-style-name="Text_20_body" style:list-style-name="L46"/>
    <style:style style:name="P32" style:family="paragraph" style:parent-style-name="Text_20_body" style:list-style-name="L47"/>
    <style:style style:name="P33" style:family="paragraph" style:parent-style-name="Text_20_body">
      <style:paragraph-properties fo:margin-left="0.4925in" fo:margin-right="0in" fo:text-indent="0in" style:auto-text-indent="false"/>
    </style:style>
    <style:style style:name="T1" style:family="text">
      <style:text-properties fo:font-weight="bold" style:font-weight-asian="bold" style:font-weight-complex="bold"/>
    </style:style>
    <style:style style:name="T2" style:family="text">
      <style:text-properties fo:color="#ff0000"/>
    </style:style>
    <style:style style:name="T3" style:family="text">
      <style:text-properties fo:font-style="italic" style:font-style-asian="italic" style:font-style-complex="italic"/>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style:text-underline-mode="continuous" style:text-overline-mode="continuous" style:text-line-through-mode="continuous"/>
    </style:style>
    <text:list-style style:name="L1">
      <text:list-level-style-number text:level="1" text:style-name="WW_5f_CharLFO1LVL1" style:num-suffix="." style:num-format="1">
        <style:list-level-properties/>
      </text:list-level-style-number>
      <text:list-level-style-number text:level="2" text:style-name="WW_5f_CharLFO1LVL2" style:num-suffix="." style:num-format="1">
        <style:list-level-properties/>
      </text:list-level-style-number>
      <text:list-level-style-number text:level="3" text:style-name="WW_5f_CharLFO1LVL3" style:num-suffix="." style:num-format="1">
        <style:list-level-properties/>
      </text:list-level-style-number>
      <text:list-level-style-number text:level="4" text:style-name="WW_5f_CharLFO1LVL4" style:num-suffix="." style:num-format="1">
        <style:list-level-properties/>
      </text:list-level-style-number>
      <text:list-level-style-number text:level="5" text:style-name="WW_5f_CharLFO1LVL5" style:num-suffix="." style:num-format="1">
        <style:list-level-properties/>
      </text:list-level-style-number>
      <text:list-level-style-number text:level="6" text:style-name="WW_5f_CharLFO1LVL6" style:num-suffix="." style:num-format="1">
        <style:list-level-properties/>
      </text:list-level-style-number>
      <text:list-level-style-number text:level="7" text:style-name="WW_5f_CharLFO1LVL7" style:num-suffix="." style:num-format="1">
        <style:list-level-properties/>
      </text:list-level-style-number>
      <text:list-level-style-number text:level="8" text:style-name="WW_5f_CharLFO1LVL8" style:num-suffix="." style:num-format="1">
        <style:list-level-properties/>
      </text:list-level-style-number>
      <text:list-level-style-number text:level="9" text:style-name="WW_5f_CharLFO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style-number>
      <text:list-level-style-number text:level="2" text:style-name="WW_5f_CharLFO2LVL2" style:num-suffix="." style:num-format="1">
        <style:list-level-properties/>
      </text:list-level-style-number>
      <text:list-level-style-number text:level="3" text:style-name="WW_5f_CharLFO2LVL3" style:num-suffix="." style:num-format="1">
        <style:list-level-properties/>
      </text:list-level-style-number>
      <text:list-level-style-number text:level="4" text:style-name="WW_5f_CharLFO2LVL4" style:num-suffix="." style:num-format="1">
        <style:list-level-properties/>
      </text:list-level-style-number>
      <text:list-level-style-number text:level="5" text:style-name="WW_5f_CharLFO2LVL5" style:num-suffix="." style:num-format="1">
        <style:list-level-properties/>
      </text:list-level-style-number>
      <text:list-level-style-number text:level="6" text:style-name="WW_5f_CharLFO2LVL6" style:num-suffix="." style:num-format="1">
        <style:list-level-properties/>
      </text:list-level-style-number>
      <text:list-level-style-number text:level="7" text:style-name="WW_5f_CharLFO2LVL7" style:num-suffix="." style:num-format="1">
        <style:list-level-properties/>
      </text:list-level-style-number>
      <text:list-level-style-number text:level="8" text:style-name="WW_5f_CharLFO2LVL8" style:num-suffix="." style:num-format="1">
        <style:list-level-properties/>
      </text:list-level-style-number>
      <text:list-level-style-number text:level="9" text:style-name="WW_5f_CharLFO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WW_5f_CharLFO3LVL1" style:num-suffix="." style:num-format="1">
        <style:list-level-properties/>
      </text:list-level-style-number>
      <text:list-level-style-number text:level="2" text:style-name="WW_5f_CharLFO3LVL2" style:num-suffix="." style:num-format="1">
        <style:list-level-properties/>
      </text:list-level-style-number>
      <text:list-level-style-number text:level="3" text:style-name="WW_5f_CharLFO3LVL3" style:num-suffix="." style:num-format="1">
        <style:list-level-properties/>
      </text:list-level-style-number>
      <text:list-level-style-number text:level="4" text:style-name="WW_5f_CharLFO3LVL4" style:num-suffix="." style:num-format="1">
        <style:list-level-properties/>
      </text:list-level-style-number>
      <text:list-level-style-number text:level="5" text:style-name="WW_5f_CharLFO3LVL5" style:num-suffix="." style:num-format="1">
        <style:list-level-properties/>
      </text:list-level-style-number>
      <text:list-level-style-number text:level="6" text:style-name="WW_5f_CharLFO3LVL6" style:num-suffix="." style:num-format="1">
        <style:list-level-properties/>
      </text:list-level-style-number>
      <text:list-level-style-number text:level="7" text:style-name="WW_5f_CharLFO3LVL7" style:num-suffix="." style:num-format="1">
        <style:list-level-properties/>
      </text:list-level-style-number>
      <text:list-level-style-number text:level="8" text:style-name="WW_5f_CharLFO3LVL8" style:num-suffix="." style:num-format="1">
        <style:list-level-properties/>
      </text:list-level-style-number>
      <text:list-level-style-number text:level="9" text:style-name="WW_5f_CharLFO3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space-before="0.5in"/>
        <style:text-properties style:font-name="OpenSymbol1"/>
      </text:list-level-style-bullet>
      <text:list-level-style-bullet text:level="2" text:style-name="WW_5f_CharLFO4LVL2" text:bullet-char="◦">
        <style:list-level-properties text:space-before="0.5in"/>
        <style:text-properties style:font-name="OpenSymbol1"/>
      </text:list-level-style-bullet>
      <text:list-level-style-bullet text:level="3" text:style-name="WW_5f_CharLFO4LVL3" text:bullet-char="▪">
        <style:list-level-properties text:space-before="0.5in"/>
        <style:text-properties style:font-name="OpenSymbol1"/>
      </text:list-level-style-bullet>
      <text:list-level-style-bullet text:level="4" text:style-name="WW_5f_CharLFO4LVL4" text:bullet-char="•">
        <style:list-level-properties text:space-before="0.5in"/>
        <style:text-properties style:font-name="OpenSymbol1"/>
      </text:list-level-style-bullet>
      <text:list-level-style-bullet text:level="5" text:style-name="WW_5f_CharLFO4LVL5" text:bullet-char="◦">
        <style:list-level-properties text:space-before="0.5in"/>
        <style:text-properties style:font-name="OpenSymbol1"/>
      </text:list-level-style-bullet>
      <text:list-level-style-bullet text:level="6" text:style-name="WW_5f_CharLFO4LVL6" text:bullet-char="▪">
        <style:list-level-properties text:space-before="0.5in"/>
        <style:text-properties style:font-name="OpenSymbol1"/>
      </text:list-level-style-bullet>
      <text:list-level-style-bullet text:level="7" text:style-name="WW_5f_CharLFO4LVL7" text:bullet-char="•">
        <style:list-level-properties text:space-before="0.5in"/>
        <style:text-properties style:font-name="OpenSymbol1"/>
      </text:list-level-style-bullet>
      <text:list-level-style-bullet text:level="8" text:style-name="WW_5f_CharLFO4LVL8" text:bullet-char="◦">
        <style:list-level-properties text:space-before="0.5in"/>
        <style:text-properties style:font-name="OpenSymbol1"/>
      </text:list-level-style-bullet>
      <text:list-level-style-bullet text:level="9" text:style-name="WW_5f_CharLFO4LVL9" text:bullet-char="▪">
        <style:list-level-properties text:space-before="0.5in"/>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5">
      <text:list-level-style-bullet text:level="1" text:style-name="WW_5f_CharLFO6LVL1" text:bullet-char="•">
        <style:list-level-properties/>
        <style:text-properties style:font-name="OpenSymbol1"/>
      </text:list-level-style-bullet>
      <text:list-level-style-bullet text:level="2" text:style-name="WW_5f_CharLFO6LVL2" text:bullet-char="◦">
        <style:list-level-properties/>
        <style:text-properties style:font-name="OpenSymbol1"/>
      </text:list-level-style-bullet>
      <text:list-level-style-bullet text:level="3" text:style-name="WW_5f_CharLFO6LVL3" text:bullet-char="▪">
        <style:list-level-properties/>
        <style:text-properties style:font-name="OpenSymbol1"/>
      </text:list-level-style-bullet>
      <text:list-level-style-bullet text:level="4" text:style-name="WW_5f_CharLFO6LVL4" text:bullet-char="•">
        <style:list-level-properties/>
        <style:text-properties style:font-name="OpenSymbol1"/>
      </text:list-level-style-bullet>
      <text:list-level-style-bullet text:level="5" text:style-name="WW_5f_CharLFO6LVL5" text:bullet-char="◦">
        <style:list-level-properties/>
        <style:text-properties style:font-name="OpenSymbol1"/>
      </text:list-level-style-bullet>
      <text:list-level-style-bullet text:level="6" text:style-name="WW_5f_CharLFO6LVL6" text:bullet-char="▪">
        <style:list-level-properties/>
        <style:text-properties style:font-name="OpenSymbol1"/>
      </text:list-level-style-bullet>
      <text:list-level-style-bullet text:level="7" text:style-name="WW_5f_CharLFO6LVL7" text:bullet-char="•">
        <style:list-level-properties/>
        <style:text-properties style:font-name="OpenSymbol1"/>
      </text:list-level-style-bullet>
      <text:list-level-style-bullet text:level="8" text:style-name="WW_5f_CharLFO6LVL8" text:bullet-char="◦">
        <style:list-level-properties/>
        <style:text-properties style:font-name="OpenSymbol1"/>
      </text:list-level-style-bullet>
      <text:list-level-style-bullet text:level="9" text:style-name="WW_5f_CharLFO6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7LVL1" style:num-suffix="." style:num-format="1">
        <style:list-level-properties/>
      </text:list-level-style-number>
      <text:list-level-style-number text:level="2" text:style-name="WW_5f_CharLFO7LVL2" style:num-suffix="." style:num-format="1">
        <style:list-level-properties/>
      </text:list-level-style-number>
      <text:list-level-style-number text:level="3" text:style-name="WW_5f_CharLFO7LVL3" style:num-suffix="." style:num-format="1">
        <style:list-level-properties/>
      </text:list-level-style-number>
      <text:list-level-style-number text:level="4" text:style-name="WW_5f_CharLFO7LVL4" style:num-suffix="." style:num-format="1">
        <style:list-level-properties/>
      </text:list-level-style-number>
      <text:list-level-style-number text:level="5" text:style-name="WW_5f_CharLFO7LVL5" style:num-suffix="." style:num-format="1">
        <style:list-level-properties/>
      </text:list-level-style-number>
      <text:list-level-style-number text:level="6" text:style-name="WW_5f_CharLFO7LVL6" style:num-suffix="." style:num-format="1">
        <style:list-level-properties/>
      </text:list-level-style-number>
      <text:list-level-style-number text:level="7" text:style-name="WW_5f_CharLFO7LVL7" style:num-suffix="." style:num-format="1">
        <style:list-level-properties/>
      </text:list-level-style-number>
      <text:list-level-style-number text:level="8" text:style-name="WW_5f_CharLFO7LVL8" style:num-suffix="." style:num-format="1">
        <style:list-level-properties/>
      </text:list-level-style-number>
      <text:list-level-style-number text:level="9" text:style-name="WW_5f_CharLFO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a" style:num-letter-sync="true">
        <style:list-level-properties/>
      </text:list-level-style-number>
      <text:list-level-style-number text:level="2" text:style-name="WW_5f_CharLFO8LVL2" style:num-suffix="." style:num-format="1">
        <style:list-level-properties/>
      </text:list-level-style-number>
      <text:list-level-style-number text:level="3" text:style-name="WW_5f_CharLFO8LVL3" style:num-suffix="." style:num-format="1">
        <style:list-level-properties/>
      </text:list-level-style-number>
      <text:list-level-style-number text:level="4" text:style-name="WW_5f_CharLFO8LVL4" style:num-suffix="." style:num-format="1">
        <style:list-level-properties/>
      </text:list-level-style-number>
      <text:list-level-style-number text:level="5" text:style-name="WW_5f_CharLFO8LVL5" style:num-suffix="." style:num-format="1">
        <style:list-level-properties/>
      </text:list-level-style-number>
      <text:list-level-style-number text:level="6" text:style-name="WW_5f_CharLFO8LVL6" style:num-suffix="." style:num-format="1">
        <style:list-level-properties/>
      </text:list-level-style-number>
      <text:list-level-style-number text:level="7" text:style-name="WW_5f_CharLFO8LVL7" style:num-suffix="." style:num-format="1">
        <style:list-level-properties/>
      </text:list-level-style-number>
      <text:list-level-style-number text:level="8" text:style-name="WW_5f_CharLFO8LVL8" style:num-suffix="." style:num-format="1">
        <style:list-level-properties/>
      </text:list-level-style-number>
      <text:list-level-style-number text:level="9" text:style-name="WW_5f_CharLFO8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1"/>
      </text:list-level-style-bullet>
      <text:list-level-style-bullet text:level="2" text:style-name="WW_5f_CharLFO9LVL2" text:bullet-char="◦">
        <style:list-level-properties/>
        <style:text-properties style:font-name="OpenSymbol1"/>
      </text:list-level-style-bullet>
      <text:list-level-style-bullet text:level="3" text:style-name="WW_5f_CharLFO9LVL3" text:bullet-char="▪">
        <style:list-level-properties/>
        <style:text-properties style:font-name="OpenSymbol1"/>
      </text:list-level-style-bullet>
      <text:list-level-style-bullet text:level="4" text:style-name="WW_5f_CharLFO9LVL4" text:bullet-char="•">
        <style:list-level-properties/>
        <style:text-properties style:font-name="OpenSymbol1"/>
      </text:list-level-style-bullet>
      <text:list-level-style-bullet text:level="5" text:style-name="WW_5f_CharLFO9LVL5" text:bullet-char="◦">
        <style:list-level-properties/>
        <style:text-properties style:font-name="OpenSymbol1"/>
      </text:list-level-style-bullet>
      <text:list-level-style-bullet text:level="6" text:style-name="WW_5f_CharLFO9LVL6" text:bullet-char="▪">
        <style:list-level-properties/>
        <style:text-properties style:font-name="OpenSymbol1"/>
      </text:list-level-style-bullet>
      <text:list-level-style-bullet text:level="7" text:style-name="WW_5f_CharLFO9LVL7" text:bullet-char="•">
        <style:list-level-properties/>
        <style:text-properties style:font-name="OpenSymbol1"/>
      </text:list-level-style-bullet>
      <text:list-level-style-bullet text:level="8" text:style-name="WW_5f_CharLFO9LVL8" text:bullet-char="◦">
        <style:list-level-properties/>
        <style:text-properties style:font-name="OpenSymbol1"/>
      </text:list-level-style-bullet>
      <text:list-level-style-bullet text:level="9" text:style-name="WW_5f_CharLFO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style:text-properties style:font-name="OpenSymbol1"/>
      </text:list-level-style-bullet>
      <text:list-level-style-bullet text:level="2" text:style-name="WW_5f_CharLFO10LVL2" text:bullet-char="◦">
        <style:list-level-properties/>
        <style:text-properties style:font-name="OpenSymbol1"/>
      </text:list-level-style-bullet>
      <text:list-level-style-bullet text:level="3" text:style-name="WW_5f_CharLFO10LVL3" text:bullet-char="▪">
        <style:list-level-properties/>
        <style:text-properties style:font-name="OpenSymbol1"/>
      </text:list-level-style-bullet>
      <text:list-level-style-bullet text:level="4" text:style-name="WW_5f_CharLFO10LVL4" text:bullet-char="•">
        <style:list-level-properties/>
        <style:text-properties style:font-name="OpenSymbol1"/>
      </text:list-level-style-bullet>
      <text:list-level-style-bullet text:level="5" text:style-name="WW_5f_CharLFO10LVL5" text:bullet-char="◦">
        <style:list-level-properties/>
        <style:text-properties style:font-name="OpenSymbol1"/>
      </text:list-level-style-bullet>
      <text:list-level-style-bullet text:level="6" text:style-name="WW_5f_CharLFO10LVL6" text:bullet-char="▪">
        <style:list-level-properties/>
        <style:text-properties style:font-name="OpenSymbol1"/>
      </text:list-level-style-bullet>
      <text:list-level-style-bullet text:level="7" text:style-name="WW_5f_CharLFO10LVL7" text:bullet-char="•">
        <style:list-level-properties/>
        <style:text-properties style:font-name="OpenSymbol1"/>
      </text:list-level-style-bullet>
      <text:list-level-style-bullet text:level="8" text:style-name="WW_5f_CharLFO10LVL8" text:bullet-char="◦">
        <style:list-level-properties/>
        <style:text-properties style:font-name="OpenSymbol1"/>
      </text:list-level-style-bullet>
      <text:list-level-style-bullet text:level="9" text:style-name="WW_5f_CharLFO10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WW_5f_CharLFO11LVL1" style:num-suffix="." style:num-format="1">
        <style:list-level-properties/>
      </text:list-level-style-number>
      <text:list-level-style-number text:level="2" text:style-name="WW_5f_CharLFO11LVL2" style:num-suffix="." style:num-format="1">
        <style:list-level-properties/>
      </text:list-level-style-number>
      <text:list-level-style-number text:level="3" text:style-name="WW_5f_CharLFO11LVL3" style:num-suffix="." style:num-format="1">
        <style:list-level-properties/>
      </text:list-level-style-number>
      <text:list-level-style-number text:level="4" text:style-name="WW_5f_CharLFO11LVL4" style:num-suffix="." style:num-format="1">
        <style:list-level-properties/>
      </text:list-level-style-number>
      <text:list-level-style-number text:level="5" text:style-name="WW_5f_CharLFO11LVL5" style:num-suffix="." style:num-format="1">
        <style:list-level-properties/>
      </text:list-level-style-number>
      <text:list-level-style-number text:level="6" text:style-name="WW_5f_CharLFO11LVL6" style:num-suffix="." style:num-format="1">
        <style:list-level-properties/>
      </text:list-level-style-number>
      <text:list-level-style-number text:level="7" text:style-name="WW_5f_CharLFO11LVL7" style:num-suffix="." style:num-format="1">
        <style:list-level-properties/>
      </text:list-level-style-number>
      <text:list-level-style-number text:level="8" text:style-name="WW_5f_CharLFO11LVL8" style:num-suffix="." style:num-format="1">
        <style:list-level-properties/>
      </text:list-level-style-number>
      <text:list-level-style-number text:level="9" text:style-name="WW_5f_CharLFO11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WW_5f_CharLFO12LVL1" style:num-suffix="." style:num-format="1">
        <style:list-level-properties/>
      </text:list-level-style-number>
      <text:list-level-style-number text:level="2" text:style-name="WW_5f_CharLFO12LVL2" style:num-suffix="." style:num-format="1">
        <style:list-level-properties/>
      </text:list-level-style-number>
      <text:list-level-style-number text:level="3" text:style-name="WW_5f_CharLFO12LVL3" style:num-suffix="." style:num-format="1">
        <style:list-level-properties/>
      </text:list-level-style-number>
      <text:list-level-style-number text:level="4" text:style-name="WW_5f_CharLFO12LVL4" style:num-suffix="." style:num-format="1">
        <style:list-level-properties/>
      </text:list-level-style-number>
      <text:list-level-style-number text:level="5" text:style-name="WW_5f_CharLFO12LVL5" style:num-suffix="." style:num-format="1">
        <style:list-level-properties/>
      </text:list-level-style-number>
      <text:list-level-style-number text:level="6" text:style-name="WW_5f_CharLFO12LVL6" style:num-suffix="." style:num-format="1">
        <style:list-level-properties/>
      </text:list-level-style-number>
      <text:list-level-style-number text:level="7" text:style-name="WW_5f_CharLFO12LVL7" style:num-suffix="." style:num-format="1">
        <style:list-level-properties/>
      </text:list-level-style-number>
      <text:list-level-style-number text:level="8" text:style-name="WW_5f_CharLFO12LVL8" style:num-suffix="." style:num-format="1">
        <style:list-level-properties/>
      </text:list-level-style-number>
      <text:list-level-style-number text:level="9" text:style-name="WW_5f_CharLFO12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style:text-properties style:font-name="OpenSymbol1"/>
      </text:list-level-style-bullet>
      <text:list-level-style-bullet text:level="2" text:style-name="WW_5f_CharLFO13LVL2" text:bullet-char="◦">
        <style:list-level-properties/>
        <style:text-properties style:font-name="OpenSymbol1"/>
      </text:list-level-style-bullet>
      <text:list-level-style-bullet text:level="3" text:style-name="WW_5f_CharLFO13LVL3" text:bullet-char="▪">
        <style:list-level-properties/>
        <style:text-properties style:font-name="OpenSymbol1"/>
      </text:list-level-style-bullet>
      <text:list-level-style-bullet text:level="4" text:style-name="WW_5f_CharLFO13LVL4" text:bullet-char="•">
        <style:list-level-properties/>
        <style:text-properties style:font-name="OpenSymbol1"/>
      </text:list-level-style-bullet>
      <text:list-level-style-bullet text:level="5" text:style-name="WW_5f_CharLFO13LVL5" text:bullet-char="◦">
        <style:list-level-properties/>
        <style:text-properties style:font-name="OpenSymbol1"/>
      </text:list-level-style-bullet>
      <text:list-level-style-bullet text:level="6" text:style-name="WW_5f_CharLFO13LVL6" text:bullet-char="▪">
        <style:list-level-properties/>
        <style:text-properties style:font-name="OpenSymbol1"/>
      </text:list-level-style-bullet>
      <text:list-level-style-bullet text:level="7" text:style-name="WW_5f_CharLFO13LVL7" text:bullet-char="•">
        <style:list-level-properties/>
        <style:text-properties style:font-name="OpenSymbol1"/>
      </text:list-level-style-bullet>
      <text:list-level-style-bullet text:level="8" text:style-name="WW_5f_CharLFO13LVL8" text:bullet-char="◦">
        <style:list-level-properties/>
        <style:text-properties style:font-name="OpenSymbol1"/>
      </text:list-level-style-bullet>
      <text:list-level-style-bullet text:level="9" text:style-name="WW_5f_CharLFO13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5LVL1" text:bullet-char="•">
        <style:list-level-properties/>
        <style:text-properties style:font-name="OpenSymbol1"/>
      </text:list-level-style-bullet>
      <text:list-level-style-bullet text:level="2" text:style-name="WW_5f_CharLFO15LVL2" text:bullet-char="◦">
        <style:list-level-properties/>
        <style:text-properties style:font-name="OpenSymbol1"/>
      </text:list-level-style-bullet>
      <text:list-level-style-bullet text:level="3" text:style-name="WW_5f_CharLFO15LVL3" text:bullet-char="▪">
        <style:list-level-properties/>
        <style:text-properties style:font-name="OpenSymbol1"/>
      </text:list-level-style-bullet>
      <text:list-level-style-bullet text:level="4" text:style-name="WW_5f_CharLFO15LVL4" text:bullet-char="•">
        <style:list-level-properties/>
        <style:text-properties style:font-name="OpenSymbol1"/>
      </text:list-level-style-bullet>
      <text:list-level-style-bullet text:level="5" text:style-name="WW_5f_CharLFO15LVL5" text:bullet-char="◦">
        <style:list-level-properties/>
        <style:text-properties style:font-name="OpenSymbol1"/>
      </text:list-level-style-bullet>
      <text:list-level-style-bullet text:level="6" text:style-name="WW_5f_CharLFO15LVL6" text:bullet-char="▪">
        <style:list-level-properties/>
        <style:text-properties style:font-name="OpenSymbol1"/>
      </text:list-level-style-bullet>
      <text:list-level-style-bullet text:level="7" text:style-name="WW_5f_CharLFO15LVL7" text:bullet-char="•">
        <style:list-level-properties/>
        <style:text-properties style:font-name="OpenSymbol1"/>
      </text:list-level-style-bullet>
      <text:list-level-style-bullet text:level="8" text:style-name="WW_5f_CharLFO15LVL8" text:bullet-char="◦">
        <style:list-level-properties/>
        <style:text-properties style:font-name="OpenSymbol1"/>
      </text:list-level-style-bullet>
      <text:list-level-style-bullet text:level="9" text:style-name="WW_5f_CharLFO15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WW_5f_CharLFO16LVL1" style:num-suffix="." style:num-format="1">
        <style:list-level-properties/>
      </text:list-level-style-number>
      <text:list-level-style-number text:level="2" text:style-name="WW_5f_CharLFO16LVL2" style:num-suffix="." style:num-format="1">
        <style:list-level-properties/>
      </text:list-level-style-number>
      <text:list-level-style-number text:level="3" text:style-name="WW_5f_CharLFO16LVL3" style:num-suffix="." style:num-format="1">
        <style:list-level-properties/>
      </text:list-level-style-number>
      <text:list-level-style-number text:level="4" text:style-name="WW_5f_CharLFO16LVL4" style:num-suffix="." style:num-format="1">
        <style:list-level-properties/>
      </text:list-level-style-number>
      <text:list-level-style-number text:level="5" text:style-name="WW_5f_CharLFO16LVL5" style:num-suffix="." style:num-format="1">
        <style:list-level-properties/>
      </text:list-level-style-number>
      <text:list-level-style-number text:level="6" text:style-name="WW_5f_CharLFO16LVL6" style:num-suffix="." style:num-format="1">
        <style:list-level-properties/>
      </text:list-level-style-number>
      <text:list-level-style-number text:level="7" text:style-name="WW_5f_CharLFO16LVL7" style:num-suffix="." style:num-format="1">
        <style:list-level-properties/>
      </text:list-level-style-number>
      <text:list-level-style-number text:level="8" text:style-name="WW_5f_CharLFO16LVL8" style:num-suffix="." style:num-format="1">
        <style:list-level-properties/>
      </text:list-level-style-number>
      <text:list-level-style-number text:level="9" text:style-name="WW_5f_CharLFO16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a" style:num-letter-sync="true">
        <style:list-level-properties/>
      </text:list-level-style-number>
      <text:list-level-style-number text:level="2" text:style-name="WW_5f_CharLFO17LVL2" style:num-suffix="." style:num-format="1">
        <style:list-level-properties/>
      </text:list-level-style-number>
      <text:list-level-style-number text:level="3" text:style-name="WW_5f_CharLFO17LVL3" style:num-suffix="." style:num-format="1">
        <style:list-level-properties/>
      </text:list-level-style-number>
      <text:list-level-style-number text:level="4" text:style-name="WW_5f_CharLFO17LVL4" style:num-suffix="." style:num-format="1">
        <style:list-level-properties/>
      </text:list-level-style-number>
      <text:list-level-style-number text:level="5" text:style-name="WW_5f_CharLFO17LVL5" style:num-suffix="." style:num-format="1">
        <style:list-level-properties/>
      </text:list-level-style-number>
      <text:list-level-style-number text:level="6" text:style-name="WW_5f_CharLFO17LVL6" style:num-suffix="." style:num-format="1">
        <style:list-level-properties/>
      </text:list-level-style-number>
      <text:list-level-style-number text:level="7" text:style-name="WW_5f_CharLFO17LVL7" style:num-suffix="." style:num-format="1">
        <style:list-level-properties/>
      </text:list-level-style-number>
      <text:list-level-style-number text:level="8" text:style-name="WW_5f_CharLFO17LVL8" style:num-suffix="." style:num-format="1">
        <style:list-level-properties/>
      </text:list-level-style-number>
      <text:list-level-style-number text:level="9" text:style-name="WW_5f_CharLFO17LV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min-label-width="0.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style:text-properties style:font-name="OpenSymbol1"/>
      </text:list-level-style-bullet>
      <text:list-level-style-bullet text:level="2" text:style-name="WW_5f_CharLFO18LVL2" text:bullet-char="◦">
        <style:list-level-properties/>
        <style:text-properties style:font-name="OpenSymbol1"/>
      </text:list-level-style-bullet>
      <text:list-level-style-bullet text:level="3" text:style-name="WW_5f_CharLFO18LVL3" text:bullet-char="▪">
        <style:list-level-properties/>
        <style:text-properties style:font-name="OpenSymbol1"/>
      </text:list-level-style-bullet>
      <text:list-level-style-bullet text:level="4" text:style-name="WW_5f_CharLFO18LVL4" text:bullet-char="•">
        <style:list-level-properties/>
        <style:text-properties style:font-name="OpenSymbol1"/>
      </text:list-level-style-bullet>
      <text:list-level-style-bullet text:level="5" text:style-name="WW_5f_CharLFO18LVL5" text:bullet-char="◦">
        <style:list-level-properties/>
        <style:text-properties style:font-name="OpenSymbol1"/>
      </text:list-level-style-bullet>
      <text:list-level-style-bullet text:level="6" text:style-name="WW_5f_CharLFO18LVL6" text:bullet-char="▪">
        <style:list-level-properties/>
        <style:text-properties style:font-name="OpenSymbol1"/>
      </text:list-level-style-bullet>
      <text:list-level-style-bullet text:level="7" text:style-name="WW_5f_CharLFO18LVL7" text:bullet-char="•">
        <style:list-level-properties/>
        <style:text-properties style:font-name="OpenSymbol1"/>
      </text:list-level-style-bullet>
      <text:list-level-style-bullet text:level="8" text:style-name="WW_5f_CharLFO18LVL8" text:bullet-char="◦">
        <style:list-level-properties/>
        <style:text-properties style:font-name="OpenSymbol1"/>
      </text:list-level-style-bullet>
      <text:list-level-style-bullet text:level="9" text:style-name="WW_5f_CharLFO18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style:text-properties style:font-name="OpenSymbol1"/>
      </text:list-level-style-bullet>
      <text:list-level-style-bullet text:level="2" text:style-name="WW_5f_CharLFO19LVL2" text:bullet-char="◦">
        <style:list-level-properties/>
        <style:text-properties style:font-name="OpenSymbol1"/>
      </text:list-level-style-bullet>
      <text:list-level-style-bullet text:level="3" text:style-name="WW_5f_CharLFO19LVL3" text:bullet-char="▪">
        <style:list-level-properties/>
        <style:text-properties style:font-name="OpenSymbol1"/>
      </text:list-level-style-bullet>
      <text:list-level-style-bullet text:level="4" text:style-name="WW_5f_CharLFO19LVL4" text:bullet-char="•">
        <style:list-level-properties/>
        <style:text-properties style:font-name="OpenSymbol1"/>
      </text:list-level-style-bullet>
      <text:list-level-style-bullet text:level="5" text:style-name="WW_5f_CharLFO19LVL5" text:bullet-char="◦">
        <style:list-level-properties/>
        <style:text-properties style:font-name="OpenSymbol1"/>
      </text:list-level-style-bullet>
      <text:list-level-style-bullet text:level="6" text:style-name="WW_5f_CharLFO19LVL6" text:bullet-char="▪">
        <style:list-level-properties/>
        <style:text-properties style:font-name="OpenSymbol1"/>
      </text:list-level-style-bullet>
      <text:list-level-style-bullet text:level="7" text:style-name="WW_5f_CharLFO19LVL7" text:bullet-char="•">
        <style:list-level-properties/>
        <style:text-properties style:font-name="OpenSymbol1"/>
      </text:list-level-style-bullet>
      <text:list-level-style-bullet text:level="8" text:style-name="WW_5f_CharLFO19LVL8" text:bullet-char="◦">
        <style:list-level-properties/>
        <style:text-properties style:font-name="OpenSymbol1"/>
      </text:list-level-style-bullet>
      <text:list-level-style-bullet text:level="9" text:style-name="WW_5f_CharLFO19LVL9" text:bullet-char="▪">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Requirements</text:h>
      <text:p text:style-name="Text_20_body">This section outlines the high level requirements for the RAS application suite in the form of Use Cases.</text:p>
      <text:h text:style-name="Heading_20_2" text:outline-level="2">Use Cases</text:h>
      <text:p text:style-name="Text_20_body">The following use cases outline the primary usage for the RAS application suite. The actors have been defined below to reduce the duplication of re-listing the definitions from within each use case.</text:p>
      <text:h text:style-name="Heading_20_3" text:outline-level="3">1. Actors</text:h>
      <text:p text:style-name="Text_20_body">The potential users of the RAS application suite.</text:p>
      <text:list xml:id="list299661308" text:style-name="L25">
        <text:list-item>
          <text:p text:style-name="P14"><text:span text:style-name="Default_20_Paragraph_20_Font"><text:span text:style-name="T1">Web User</text:span></text:span> – the primary audience for the web application. This user has access to an Internet connection and will uses a web browser that must be supported by the application.</text:p>
        </text:list-item>
        <text:list-item>
          <text:p text:style-name="P14"><text:span text:style-name="Default_20_Paragraph_20_Font"><text:span text:style-name="T1">System Administrator –</text:span></text:span> a system user that assists in maintaining the application suite and its infrastructure. The system administrator will use both the web browser and any supporting software that helps keep the system running.</text:p>
        </text:list-item>
        <text:list-item>
          <text:p text:style-name="P14"><text:span text:style-name="Default_20_Paragraph_20_Font"><text:span text:style-name="T1">Notifier</text:span></text:span> – the application responsible for delivering information to users and system administrators.</text:p>
        </text:list-item>
        <text:list-item>
          <text:p text:style-name="P14"><text:span text:style-name="Default_20_Paragraph_20_Font"><text:span text:style-name="T1">SearchUSA</text:span></text:span> – the back-end service responsible for parsing and logging the recall information.</text:p>
        </text:list-item>
      </text:list>
      <text:h text:style-name="Heading_20_3" text:outline-level="3">2. UC – 1: Web Application - Search Recalls</text:h>
      <text:p text:style-name="Text_20_body">The majority of the web application's functionality will be built around ensuring the best experience for the web user in finding recall information for the users' products. The Recall search form will be available in two places, the home page and a page dedicated to searching.</text:p>
      <text:p text:style-name="P1">Scope</text:p>
      <text:p text:style-name="Text_20_body"><text:tab/>Web application, SearchUSA</text:p>
      <text:p text:style-name="P1"/>
      <text:p text:style-name="P1">Actors</text:p>
      <text:p text:style-name="Text_20_body"><text:span text:style-name="Default_20_Paragraph_20_Font"><text:span text:style-name="T1"><text:tab/>Primary Actors: </text:span></text:span>Web User</text:p>
      <text:p text:style-name="Text_20_body"><text:span text:style-name="Default_20_Paragraph_20_Font"><text:span text:style-name="T1"><text:tab/>Supporting Actors: </text:span></text:span>SearchUSA? <text:span text:style-name="Default_20_Paragraph_20_Font"><text:span text:style-name="T2">@Dan?</text:span></text:span></text:p>
      <text:p text:style-name="P1"><text:tab/></text:p>
      <text:p text:style-name="P1">Stakeholders</text:p>
      <text:p text:style-name="Text_20_body"><text:span text:style-name="Default_20_Paragraph_20_Font"><text:span text:style-name="T1"><text:tab/>Web User</text:span></text:span> – is interested in obtaining safety recall information about a product</text:p>
      <text:p text:style-name="Text_20_body"><text:tab/><text:span text:style-name="Default_20_Paragraph_20_Font"><text:span text:style-name="T1">Company</text:span></text:span> – wants the users to use the system and be able to obtain information successfully</text:p>
      <text:p text:style-name="P1"/>
      <text:p text:style-name="P1">Preconditions</text:p>
      <text:list xml:id="list1927174815" text:style-name="L26">
        <text:list-item>
          <text:p text:style-name="P15">The application is published to the web at the Domain.</text:p>
        </text:list-item>
        <text:list-item>
          <text:p text:style-name="P15">The data sources for the recall data has been polled or is available to the system.</text:p>
        </text:list-item>
      </text:list>
      <text:p text:style-name="Text_20_body"><text:soft-page-break/></text:p>
      <text:p text:style-name="P1">Post Conditions</text:p>
      <text:list xml:id="list896051041" text:style-name="L27">
        <text:list-item>
          <text:p text:style-name="P16"><text:span text:style-name="T5">Success conditions</text:span></text:p>
          <text:list>
            <text:list-item>
              <text:p text:style-name="P16">User can see the rendered home page in the browser</text:p>
            </text:list-item>
            <text:list-item>
              <text:p text:style-name="P16">User can search for recall information without receiving an error</text:p>
            </text:list-item>
          </text:list>
        </text:list-item>
        <text:list-item>
          <text:p text:style-name="P16"><text:span text:style-name="T5">Failure conditions</text:span></text:p>
          <text:list>
            <text:list-item>
              <text:p text:style-name="P16">User receives an error when attempting to search</text:p>
            </text:list-item>
            <text:list-item>
              <text:p text:style-name="P16">The website is unavailable</text:p>
            </text:list-item>
          </text:list>
        </text:list-item>
      </text:list>
      <text:p text:style-name="Text_20_body"/>
      <text:p text:style-name="P1">Primary Flow</text:p>
      <text:list xml:id="list1541544521" text:style-name="L29">
        <text:list-item>
          <text:p text:style-name="P17">User arrives at the website's homepage.</text:p>
        </text:list-item>
        <text:list-item>
          <text:p text:style-name="P17">User clicks to select a product type on the search form.</text:p>
        </text:list-item>
        <text:list-item>
          <text:p text:style-name="P17">User clicks button to execute search.</text:p>
        </text:list-item>
        <text:list-item>
          <text:p text:style-name="P17">The information is sent to the web server in the form of a POST operation.</text:p>
        </text:list-item>
        <text:list-item>
          <text:p text:style-name="P17">The data is translated and sent as a request to the back-end API</text:p>
        </text:list-item>
        <text:list-item>
          <text:p text:style-name="P17">Data is returned from the API to the web server.</text:p>
        </text:list-item>
        <text:list-item>
          <text:p text:style-name="P17">The search results page is rendered and returned to the user.</text:p>
        </text:list-item>
      </text:list>
      <text:p text:style-name="P3"><text:span text:style-name="Default_20_Paragraph_20_Font"><text:span text:style-name="T3">The user can repeat steps 2-7 at this point because the search form is at the top of the results page.</text:span></text:span></text:p>
      <text:p text:style-name="P1">Alternate Flows</text:p>
      <text:list xml:id="list182300604" text:style-name="L30">
        <text:list-item>
          <text:p text:style-name="P18">At any time the user may cancel the operation</text:p>
          <text:list>
            <text:list-item>
              <text:p text:style-name="P18">The user presses the cancel button.</text:p>
            </text:list-item>
            <text:list-item>
              <text:p text:style-name="P18">The user is taken back to the home page.</text:p>
            </text:list-item>
          </text:list>
        </text:list-item>
        <text:list-item>
          <text:p text:style-name="P18">The user chooses to search without providing any input criteria</text:p>
          <text:list>
            <text:list-item>
              <text:p text:style-name="P18">The user clicks search without entering any data.</text:p>
            </text:list-item>
            <text:list-item>
              <text:p text:style-name="P18">The client-side technology determines that no input is selected and presents a message to the user indicating that input is required.</text:p>
            </text:list-item>
            <text:list-item>
              <text:p text:style-name="P18">If the client-side technology is disabled than the server-side will perform the validation</text:p>
            </text:list-item>
          </text:list>
        </text:list-item>
        <text:list-item>
          <text:p text:style-name="P18">The user clicks search and the back-end system is not available.</text:p>
          <text:list>
            <text:list-item>
              <text:p text:style-name="P18">The user clicks search.</text:p>
            </text:list-item>
            <text:list-item>
              <text:p text:style-name="P18">The database is not available so the web server receives an error.</text:p>
            </text:list-item>
            <text:list-item>
              <text:p text:style-name="P18">The user is taken to an error page indicating that a problem occurred.</text:p>
            </text:list-item>
            <text:list-item>
              <text:p text:style-name="P18">The system notifies the administrator of the error.</text:p>
            </text:list-item>
          </text:list>
        </text:list-item>
        <text:list-item>
          <text:p text:style-name="P18">No search results are presented to the user</text:p>
          <text:list>
            <text:list-item>
              <text:p text:style-name="P18">The back-end is unable to find any search results for the product.</text:p>
            </text:list-item>
            <text:list-item>
              <text:p text:style-name="P18"><text:soft-page-break/>The user is prompted to sign-up for the notifications system to be informed if recall information is ever collected.</text:p>
            </text:list-item>
            <text:list-item>
              <text:p text:style-name="P18">Begin Membership UC later in this document.</text:p>
            </text:list-item>
          </text:list>
        </text:list-item>
      </text:list>
      <text:p text:style-name="P1">Special Requirements</text:p>
      <text:list xml:id="list1080787828" text:style-name="L32">
        <text:list-item>
          <text:p text:style-name="P19">The system should be available where possible. Hopefully the system is successful enough that there will be redundant servers and a single server being down will not cause an issue.</text:p>
        </text:list-item>
        <text:list-item>
          <text:p text:style-name="P19">If possible, any errors should be recorded and/or sent to administrative personnel.</text:p>
        </text:list-item>
      </text:list>
      <text:p text:style-name="Text_20_body"><text:span text:style-name="T1">Frequency of Occurrence</text:span></text:p>
      <text:p text:style-name="Text_20_body">The main goal of the RAS suite it to provide recall information and the primary means for doing so will be the web application (initially). Therefore, this use case will be executed continuously.</text:p>
      <text:p text:style-name="P1">Open Issues</text:p>
      <text:list xml:id="list1651207787" text:style-name="L33">
        <text:list-item>
          <text:p text:style-name="P20">What if the database has not collected any information from the Recall data sources?</text:p>
        </text:list-item>
        <text:list-item>
          <text:p text:style-name="P20">Is there a way to reduce duplication of validation logic so we don't have to replicate validation in the client-side and server-side technologies?</text:p>
        </text:list-item>
        <text:list-item>
          <text:p text:style-name="P20">Can we support a “Google” style search for the future?</text:p>
        </text:list-item>
      </text:list>
      <text:h text:style-name="Heading_20_3" text:outline-level="3">3. UC – 2: Membership</text:h>
      <text:p text:style-name="Text_20_body">The web application will allow users to create memberships. Memberships will only require basic info and a means of contact (for notification purposes). Most of the information we will capture will be preferences on notifications (what to send, how often, where to send them).</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Web users</text:p>
      <text:p text:style-name="Text_20_body"><text:span text:style-name="Default_20_Paragraph_20_Font"><text:span text:style-name="T1"><text:tab/>Supporting Actors: </text:span></text:span>System administrators</text:p>
      <text:p text:style-name="P1"><text:tab/></text:p>
      <text:p text:style-name="P1">Stakeholders</text:p>
      <text:p text:style-name="P2"><text:span text:style-name="Default_20_Paragraph_20_Font"><text:span text:style-name="T1">Administrators</text:span></text:span> – want account creation to be simple and straight forward, so they need not be </text:p>
      <text:p text:style-name="P2">involved</text:p>
      <text:p text:style-name="Text_20_body"><text:span text:style-name="Default_20_Paragraph_20_Font"><text:span text:style-name="T1"><text:tab/>Web User</text:span></text:span> – want a simple interface for creating an account</text:p>
      <text:p text:style-name="Text_20_body"><text:tab/><text:span text:style-name="Default_20_Paragraph_20_Font"><text:span text:style-name="T1">Company</text:span></text:span> – wants a simple yet flexible account creation process so that users will actually </text:p>
      <text:p text:style-name="P4">create an account and use the alert service, instead of being scared away by a long creation process</text:p>
      <text:p text:style-name="P1"/>
      <text:p text:style-name="P1">Preconditions</text:p>
      <text:list xml:id="list1146226712" text:style-name="L34">
        <text:list-item>
          <text:p text:style-name="P21"><text:soft-page-break/>The application is published to the web at the Domain.</text:p>
        </text:list-item>
      </text:list>
      <text:p text:style-name="Text_20_body"/>
      <text:p text:style-name="P1">Post Conditions</text:p>
      <text:list xml:id="list436933586" text:style-name="L35">
        <text:list-item>
          <text:p text:style-name="P22"><text:span text:style-name="T5">Success conditions</text:span></text:p>
          <text:list>
            <text:list-item>
              <text:p text:style-name="P22">User account has been created, alerts can be sent to the user.</text:p>
            </text:list-item>
          </text:list>
        </text:list-item>
        <text:list-item>
          <text:p text:style-name="P22"><text:span text:style-name="T5">Failure conditions</text:span></text:p>
          <text:list>
            <text:list-item>
              <text:p text:style-name="P22">User receives an error when performing any operations, thus account is not created</text:p>
            </text:list-item>
            <text:list-item>
              <text:p text:style-name="P22">The website is unavailable</text:p>
            </text:list-item>
          </text:list>
        </text:list-item>
      </text:list>
      <text:p text:style-name="Text_20_body"/>
      <text:p text:style-name="P1">Primary Flow</text:p>
      <text:list xml:id="list984762546" text:style-name="L37">
        <text:list-item>
          <text:p text:style-name="P23">The Use-case begins when a user either wants to set up an alert, or wants to create an account, either way an account will be created.</text:p>
        </text:list-item>
        <text:list-item>
          <text:p text:style-name="P23">User clicks on “Create an account” link which navigates to the account creation screen.</text:p>
        </text:list-item>
        <text:list-item>
          <text:p text:style-name="P23">User fills out the membership form and submits.</text:p>
        </text:list-item>
        <text:list-item>
          <text:p text:style-name="P23">Account is created but not confirmed.</text:p>
        </text:list-item>
        <text:list-item>
          <text:p text:style-name="P23">User confirms account through the email contact or some other means of communication.</text:p>
        </text:list-item>
        <text:list-item>
          <text:p text:style-name="P23">Account is now confirmed and notifications can now be sent to the user based on their preferences.</text:p>
        </text:list-item>
      </text:list>
      <text:p text:style-name="Text_20_body"/>
      <text:p text:style-name="P1">Alternate Flows</text:p>
      <text:list xml:id="list1737324545" text:style-name="L38">
        <text:list-item>
          <text:p text:style-name="P24">Admin chooses to add a member</text:p>
          <text:list>
            <text:list-item>
              <text:p text:style-name="P24">The add button is clicked.</text:p>
            </text:list-item>
            <text:list-item>
              <text:p text:style-name="P24">The membership form is presented.</text:p>
            </text:list-item>
            <text:list-item>
              <text:p text:style-name="P24">The information is entered and the targeted account user is emailed the appropriate information</text:p>
            </text:list-item>
            <text:list-item>
              <text:p text:style-name="P24">User takes over at Main Flow step 5 to complete membership</text:p>
            </text:list-item>
            <text:list-item>
              <text:p text:style-name="P24">Admin is taken back to membership page and is presented with new user account in list.</text:p>
            </text:list-item>
          </text:list>
        </text:list-item>
        <text:list-item>
          <text:p text:style-name="P24">Error in account creation</text:p>
          <text:list>
            <text:list-item>
              <text:p text:style-name="P24">User enters invalid information</text:p>
            </text:list-item>
            <text:list-item>
              <text:p text:style-name="P24">User credentials haven’t been verified</text:p>
            </text:list-item>
            <text:list-item>
              <text:p text:style-name="P24">The account will remain in the database but will be labeled inactive until confirmation</text:p>
            </text:list-item>
          </text:list>
        </text:list-item>
      </text:list>
      <text:p text:style-name="P1">Special Requirements</text:p>
      <text:list xml:id="list799798844" text:style-name="L39">
        <text:list-item>
          <text:p text:style-name="P25">User must provide and confirm a point of contact.</text:p>
        </text:list-item>
      </text:list>
      <text:p text:style-name="P1">Frequency of Occurrence</text:p>
      <text:p text:style-name="Text_20_body">Every user that wants to have notifications sent will have to create an account, so this will occur very <text:soft-page-break/>frequently.</text:p>
      <text:p text:style-name="P1">Open Issues</text:p>
      <text:list xml:id="list1874683420" text:style-name="L41">
        <text:list-item>
          <text:p text:style-name="P26">None for the moment.</text:p>
        </text:list-item>
      </text:list>
      <text:h text:style-name="Heading_20_3" text:outline-level="3">4. UC – 1: Web Application – Membership Management</text:h>
      <text:p text:style-name="Text_20_body">The web application will allow users to create memberships that will enable the future feature of notifications (Phase 5 if time permits). In an effort to support our members, system administrators need to be able to manage the web users.</text:p>
      <text:p text:style-name="P1">Scope</text:p>
      <text:p text:style-name="Text_20_body"><text:tab/>Web application, Database</text:p>
      <text:p text:style-name="P1"/>
      <text:p text:style-name="P1">Actors</text:p>
      <text:p text:style-name="Text_20_body"><text:span text:style-name="Default_20_Paragraph_20_Font"><text:span text:style-name="T1"><text:tab/>Primary Actors: </text:span></text:span>System administrators</text:p>
      <text:p text:style-name="Text_20_body"><text:span text:style-name="Default_20_Paragraph_20_Font"><text:span text:style-name="T1"><text:tab/>Supporting Actors: </text:span></text:span>Web users</text:p>
      <text:p text:style-name="P1"><text:tab/></text:p>
      <text:p text:style-name="P1">Stakeholders</text:p>
      <text:p text:style-name="Text_20_body"><text:span text:style-name="Default_20_Paragraph_20_Font"><text:span text:style-name="T1"><text:tab/>Administrators</text:span></text:span> – want a simple to interface for managing application users</text:p>
      <text:p text:style-name="Text_20_body"><text:span text:style-name="Default_20_Paragraph_20_Font"><text:span text:style-name="T1"><text:tab/>Web User</text:span></text:span> – may need support to reset account passwords, cancel accounts</text:p>
      <text:p text:style-name="Text_20_body"><text:tab/><text:span text:style-name="Default_20_Paragraph_20_Font"><text:span text:style-name="T1">Company</text:span></text:span> – wants to ensure that business processes are followed for managing accounts. Does</text:p>
      <text:p text:style-name="Text_20_body"><text:tab/>not want admins using the database tools to by-pass processes.</text:p>
      <text:p text:style-name="P1"/>
      <text:p text:style-name="P1">Preconditions</text:p>
      <text:list xml:id="list392122957" text:style-name="L42">
        <text:list-item>
          <text:p text:style-name="P27">The application is published to the web at the Domain.</text:p>
        </text:list-item>
      </text:list>
      <text:p text:style-name="Text_20_body"/>
      <text:p text:style-name="P1">Post Conditions</text:p>
      <text:list xml:id="list168075192" text:style-name="L43">
        <text:list-item>
          <text:p text:style-name="P28"><text:span text:style-name="T5">Success conditions</text:span></text:p>
          <text:list>
            <text:list-item>
              <text:p text:style-name="P28">Admin can login to find members, reset passwords, add members and disable members</text:p>
            </text:list-item>
          </text:list>
        </text:list-item>
        <text:list-item>
          <text:p text:style-name="P28"><text:span text:style-name="T5">Failure conditions</text:span></text:p>
          <text:list>
            <text:list-item>
              <text:p text:style-name="P28">Admin receives an error when performing any operations</text:p>
            </text:list-item>
            <text:list-item>
              <text:p text:style-name="P28">The website is unavailable</text:p>
            </text:list-item>
          </text:list>
        </text:list-item>
      </text:list>
      <text:p text:style-name="Text_20_body"/>
      <text:p text:style-name="P1">Primary Flow</text:p>
      <text:list xml:id="list304894768" text:style-name="L44">
        <text:list-item>
          <text:p text:style-name="P29">Admin navigates to membership login.</text:p>
        </text:list-item>
        <text:list-item>
          <text:p text:style-name="P29">System recognizes user as admin and presents a new link to the admin portal.</text:p>
        </text:list-item>
        <text:list-item>
          <text:p text:style-name="P29">Admin clicks on portal and is presented with options for finding members.</text:p>
        </text:list-item>
        <text:list-item>
          <text:p text:style-name="P29"><text:soft-page-break/>Admin locates member using membership search form</text:p>
        </text:list-item>
        <text:list-item>
          <text:p text:style-name="P29">Admin is presented with a list of options for disabling the account or resetting the password.</text:p>
        </text:list-item>
      </text:list>
      <text:p text:style-name="Text_20_body"/>
      <text:p text:style-name="P1">Alternate Flows</text:p>
      <text:list xml:id="list790230460" text:style-name="L45">
        <text:list-item>
          <text:p text:style-name="P30">Admin chooses to add a member</text:p>
          <text:list>
            <text:list-item>
              <text:p text:style-name="P30">The add button is clicked.</text:p>
            </text:list-item>
            <text:list-item>
              <text:p text:style-name="P30">The membership form is presented.</text:p>
            </text:list-item>
            <text:list-item>
              <text:p text:style-name="P30">The information is entered and the targeted account user is emailed the appropriate information</text:p>
            </text:list-item>
            <text:list-item>
              <text:p text:style-name="P30">UC Membership step takes over from here for member to complete membership</text:p>
            </text:list-item>
            <text:list-item>
              <text:p text:style-name="P30">Admin is taken back to membership page and is presented with new user account in list.</text:p>
            </text:list-item>
          </text:list>
        </text:list-item>
        <text:list-item>
          <text:p text:style-name="P30">Admin finds a member and elects to disable account.</text:p>
          <text:list>
            <text:list-item>
              <text:p text:style-name="P30">The disable button is clicked.</text:p>
            </text:list-item>
            <text:list-item>
              <text:p text:style-name="P30">A confirmation is posted warning the admin about the ramifications</text:p>
            </text:list-item>
            <text:list-item>
              <text:p text:style-name="P30">Admin chooses:</text:p>
              <text:list>
                <text:list-item>
                  <text:p text:style-name="P30">Ok Chosen</text:p>
                  <text:list>
                    <text:list-item>
                      <text:p text:style-name="P30">Account is disabled in the back-end and the user is notified of the account being disables</text:p>
                    </text:list-item>
                    <text:list-item>
                      <text:p text:style-name="P30">Admin is taken back to membership admin home page and is notified that account is disabled.</text:p>
                    </text:list-item>
                  </text:list>
                </text:list-item>
                <text:list-item>
                  <text:p text:style-name="P30">Cancel</text:p>
                  <text:list>
                    <text:list-item>
                      <text:p text:style-name="P30">Account is not disabled.</text:p>
                    </text:list-item>
                    <text:list-item>
                      <text:p text:style-name="P30">Admin stays on the member's administrative page.</text:p>
                    </text:list-item>
                  </text:list>
                </text:list-item>
              </text:list>
            </text:list-item>
          </text:list>
        </text:list-item>
        <text:list-item>
          <text:p text:style-name="P30">Admin finds a member and elects to reset the password</text:p>
          <text:list>
            <text:list-item>
              <text:p text:style-name="P30">Admin clicks the reset password button.</text:p>
            </text:list-item>
            <text:list-item>
              <text:p text:style-name="P30">The back-end system regenerates a password reset token.</text:p>
            </text:list-item>
            <text:list-item>
              <text:p text:style-name="P30">The token is emailed to the member.</text:p>
            </text:list-item>
            <text:list-item>
              <text:p text:style-name="P30">UC Membership password reset step takes over from here.</text:p>
            </text:list-item>
            <text:list-item>
              <text:p text:style-name="P30">Admin stays on members admin page.</text:p>
            </text:list-item>
          </text:list>
        </text:list-item>
        <text:list-item>
          <text:p text:style-name="P30">The admin is not recognized by the system</text:p>
          <text:list>
            <text:list-item>
              <text:p text:style-name="P30">The admin attempts to login.</text:p>
            </text:list-item>
            <text:list-item>
              <text:p text:style-name="P30">The credentials are not recognized</text:p>
            </text:list-item>
            <text:list-item>
              <text:p text:style-name="P30">An error message states that the membership information is not recognized</text:p>
            </text:list-item>
          </text:list>
        </text:list-item>
        <text:list-item>
          <text:p text:style-name="P30">User attempts to navigate directly to admin section.</text:p>
          <text:list>
            <text:list-item>
              <text:p text:style-name="P30">User inputs admin URL into browser locator bar.</text:p>
            </text:list-item>
            <text:list-item>
              <text:p text:style-name="P30"><text:soft-page-break/>User is directed to access denied page that contains the membership form.</text:p>
            </text:list-item>
          </text:list>
        </text:list-item>
        <text:list-item>
          <text:p text:style-name="P30">The member is not found</text:p>
          <text:list>
            <text:list-item>
              <text:p text:style-name="P30">The admin searches for a member that is not in the system</text:p>
            </text:list-item>
            <text:list-item>
              <text:p text:style-name="P30">The system presents a message that says user is not found</text:p>
            </text:list-item>
          </text:list>
        </text:list-item>
      </text:list>
      <text:p text:style-name="P1">Special Requirements</text:p>
      <text:list xml:id="list142856498" text:style-name="L46">
        <text:list-item>
          <text:p text:style-name="P31">Per membership section, failed login attempts should not disable the account, they should create a login attempt window that increase exponentially with each failed login attempt per security recommendations.</text:p>
        </text:list-item>
        <text:list-item>
          <text:p text:style-name="P31">Administrators should never be able to set the password or see the account password.</text:p>
        </text:list-item>
        <text:list-item>
          <text:p text:style-name="P31">Administrators should never be permitted to remove an account, accounts must be disabled.</text:p>
        </text:list-item>
      </text:list>
      <text:p text:style-name="P1">Frequency of Occurrence</text:p>
      <text:p text:style-name="Text_20_body">Admins will fairly frequently visit this section, hopefully to add members or help with password resets, not cancellations.</text:p>
      <text:p text:style-name="P1">Open Issues</text:p>
      <text:list xml:id="list1212486891" text:style-name="L47">
        <text:list-item>
          <text:p text:style-name="P32">None for the moment.</text:p>
        </text:list-item>
      </text:list>
      <text:h text:style-name="Heading_20_3" text:outline-level="3">5. UC – 5: Notifier - Notifications</text:h>
      <text:p text:style-name="Text_20_body">This use case is being added as a nice to have for Phase 5 of the RAS application suite. It is perhaps the most complex feature and should require the most attention as it involves emailing users about recall information based on preferences.</text:p>
      <text:p text:style-name="P1">Scope</text:p>
      <text:p text:style-name="Text_20_body"><text:tab/>Notifier, Web application, Database, SMTP Server</text:p>
      <text:p text:style-name="P1"/>
      <text:p text:style-name="P1">Actors</text:p>
      <text:p text:style-name="Text_20_body"><text:span text:style-name="Default_20_Paragraph_20_Font"><text:span text:style-name="T1"><text:tab/>Primary Actors: </text:span></text:span>Notifier service</text:p>
      <text:p text:style-name="Text_20_body"><text:span text:style-name="Default_20_Paragraph_20_Font"><text:span text:style-name="T1"><text:tab/>Supporting Actors: </text:span></text:span>Web users, System administrators</text:p>
      <text:p text:style-name="P1"><text:tab/></text:p>
      <text:p text:style-name="P1">Stakeholders</text:p>
      <text:p text:style-name="Text_20_body"><text:span text:style-name="Default_20_Paragraph_20_Font"><text:span text:style-name="T1"><text:tab/>Web Users – </text:span></text:span><text:span text:style-name="Default_20_Paragraph_20_Font"><text:span text:style-name="T4">want to be notified when a recall is detected by the system</text:span></text:span></text:p>
      <text:p text:style-name="Text_20_body"><text:span text:style-name="Default_20_Paragraph_20_Font"><text:span text:style-name="T4"><text:tab/></text:span></text:span><text:span text:style-name="Default_20_Paragraph_20_Font"><text:span text:style-name="T1">Company</text:span></text:span><text:span text:style-name="Default_20_Paragraph_20_Font"><text:span text:style-name="T4"> – wants to ensure that users are not being spammed.</text:span></text:span></text:p>
      <text:p text:style-name="P3"><text:span text:style-name="Default_20_Paragraph_20_Font"><text:span text:style-name="T1">Administrators</text:span></text:span> – need to be able to kick off notifications, check notification process, and stop it if necessary</text:p>
      <text:p text:style-name="P1"/>
      <text:p text:style-name="P1">Preconditions</text:p>
      <text:list xml:id="list860389538" text:style-name="L19">
        <text:list-item>
          <text:p text:style-name="P7">The application is published to the web at the Domain.</text:p>
        </text:list-item>
        <text:list-item>
          <text:p text:style-name="P7">At least one user has elected to receive notifications</text:p>
        </text:list-item>
      </text:list>
      <text:p text:style-name="Text_20_body"><text:soft-page-break/></text:p>
      <text:p text:style-name="P1">Post Conditions</text:p>
      <text:list xml:id="list151016922" text:style-name="L20">
        <text:list-item>
          <text:p text:style-name="P6">Success conditions</text:p>
          <text:list>
            <text:list-item>
              <text:p text:style-name="P8">Member receives email regarding the notification that was found.</text:p>
            </text:list-item>
            <text:list-item>
              <text:p text:style-name="P8">Administrators can see the number of emails that were sent.</text:p>
            </text:list-item>
          </text:list>
        </text:list-item>
        <text:list-item>
          <text:p text:style-name="P6">Failure conditions</text:p>
          <text:list>
            <text:list-item>
              <text:p text:style-name="P8">Admin receives an error that the notification process hasn't finished</text:p>
            </text:list-item>
            <text:list-item>
              <text:p text:style-name="P8">The website is unavailable</text:p>
            </text:list-item>
            <text:list-item>
              <text:p text:style-name="P8">The email server is down.</text:p>
            </text:list-item>
          </text:list>
        </text:list-item>
      </text:list>
      <text:p text:style-name="Text_20_body"/>
      <text:p text:style-name="P1">Primary Flow</text:p>
      <text:list xml:id="list1645032837" text:style-name="L21">
        <text:list-item>
          <text:p text:style-name="P9">Notifier polls the database for recall information that is new and members preferences to determine who needs to be notified.</text:p>
        </text:list-item>
        <text:list-item>
          <text:p text:style-name="P9">Records have been found so the notifier kicks off threads to send out emails to members</text:p>
        </text:list-item>
        <text:list-item>
          <text:p text:style-name="P9">Processing is done to create the emails from templates and sent to the SMTP server to be delivered.</text:p>
        </text:list-item>
        <text:list-item>
          <text:p text:style-name="P9">Processing marks the member as being notified.</text:p>
        </text:list-item>
        <text:list-item>
          <text:p text:style-name="P9">When all threads have completed the notifier sleeps until the polling interval has elapsed.</text:p>
        </text:list-item>
      </text:list>
      <text:p text:style-name="Text_20_body"/>
      <text:p text:style-name="P1">Alternate Flows</text:p>
      <text:list xml:id="list1239658810" text:style-name="L22">
        <text:list-item>
          <text:p text:style-name="P11">No one needs to be notified</text:p>
          <text:list>
            <text:list-item>
              <text:p text:style-name="P11">No results are returned.</text:p>
            </text:list-item>
            <text:list-item>
              <text:p text:style-name="P11">Notifier sleeps waiting for the next interval</text:p>
            </text:list-item>
          </text:list>
        </text:list-item>
        <text:list-item>
          <text:p text:style-name="P11">The SMTP server is unavailable</text:p>
          <text:list>
            <text:list-item>
              <text:p text:style-name="P11">The thread determines that the SMTP server is not available.</text:p>
            </text:list-item>
            <text:list-item>
              <text:p text:style-name="P11">The Notifier cancels the remaining threads and logs the error.</text:p>
            </text:list-item>
            <text:list-item>
              <text:p text:style-name="P11">The memberships are not marked notified so that the next run will pick them up again.</text:p>
            </text:list-item>
          </text:list>
        </text:list-item>
        <text:list-item>
          <text:p text:style-name="P11">Admin chooses to cancel notifications</text:p>
          <text:list>
            <text:list-item>
              <text:p text:style-name="P11">Administrator, using the admin portal cancels notification in process and provides a reason.</text:p>
            </text:list-item>
            <text:list-item>
              <text:p text:style-name="P11">The SMTP server is sent a stop command.</text:p>
            </text:list-item>
            <text:list-item>
              <text:p text:style-name="P11">The Notifier is sent a stop command.</text:p>
            </text:list-item>
            <text:list-item>
              <text:p text:style-name="P11">The system logs the cancellation.</text:p>
            </text:list-item>
            <text:list-item>
              <text:p text:style-name="P11">The memberships are not marked notified so that the next run will pick them up again.</text:p>
            </text:list-item>
          </text:list>
        </text:list-item>
        <text:list-item>
          <text:p text:style-name="P11">Notifier determines that too many messages are going out</text:p>
          <text:list>
            <text:list-item>
              <text:p text:style-name="P11">Notifier determines that too many messages are being sent out.</text:p>
            </text:list-item>
            <text:list-item>
              <text:p text:style-name="P11"><text:soft-page-break/>Notifier cancels the run.</text:p>
            </text:list-item>
            <text:list-item>
              <text:p text:style-name="P11">Notifier emails the system administrator that the run has been canceled due to the number of notifications that might be sent out.</text:p>
            </text:list-item>
          </text:list>
        </text:list-item>
        <text:list-item>
          <text:p text:style-name="P11">Admin forces a notification run</text:p>
          <text:list>
            <text:list-item>
              <text:p text:style-name="P11">Admin forces a notification run from the admin portal</text:p>
            </text:list-item>
            <text:list-item>
              <text:p text:style-name="P11">SMTP server is sent start command (in case it was stopped)</text:p>
            </text:list-item>
            <text:list-item>
              <text:p text:style-name="P11">Notifier is sent command to begin.</text:p>
            </text:list-item>
            <text:list-item>
              <text:p text:style-name="P11">Notifier may not halt the process due to number of notifications because of admin override.</text:p>
            </text:list-item>
            <text:list-item>
              <text:p text:style-name="P11">Main flow takes over from here.</text:p>
            </text:list-item>
          </text:list>
        </text:list-item>
      </text:list>
      <text:p text:style-name="P1">Special Requirements</text:p>
      <text:list xml:id="list2185080152" text:style-name="L23">
        <text:list-item>
          <text:p text:style-name="P12">To avoid being black-listed, we must ensure that we do not SPAM our users. We must be careful when implementing the email feature so that we are not notifying our users too much.</text:p>
        </text:list-item>
        <text:list-item>
          <text:p text:style-name="P12">The notifier should be multi-threaded so that it can send out multiple emails at a time and be able to get through a notification cycle pretty quickly.</text:p>
        </text:list-item>
      </text:list>
      <text:p text:style-name="P1">Frequency of Occurrence</text:p>
      <text:p text:style-name="Text_20_body">The notification interval will be daily or twice daily to ensure that our users are kept informed of recalls. The administrator should rarely have to intervene.</text:p>
      <text:p text:style-name="P1">Open Issues</text:p>
      <text:list xml:id="list606239547" text:style-name="L24">
        <text:list-item>
          <text:p text:style-name="P13">We need to figure out a performant way identifying who needs to be notified.</text:p>
        </text:list-item>
        <text:list-item>
          <text:p text:style-name="P13">We must ensure that the notifier is not bogging down the network or the database too much.</text:p>
        </text:list-item>
        <text:list-item>
          <text:p text:style-name="P13">How will users register for notifications? Send all? Send ones based on product type? User enters in manufacturer information? User has options to do any or all of them?</text:p>
        </text:list-item>
        <text:list-item>
          <text:p text:style-name="P13">What will we send? The notifications embedded in the email? An email that says a notification has been found for something the user is interested i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ohit Hindi" svg:font-family="'Lohit Hindi'" style:font-family-generic="system"/>
    <style:font-face style:name="OpenSymbol1" svg:font-family="OpenSymbol" style:font-family-generic="system"/>
    <style:font-face style:name="Liberation Serif" svg:font-family="'Liberation Serif'" style:font-family-generic="roman" style:font-pitch="variable"/>
    <style:font-face style:name="Liberation Sans" svg:font-family="'Liberation Sans'" style:font-family-generic="swiss" style:font-pitch="variable"/>
    <style:font-face style:name="WenQuanYi Micro Hei" svg:font-family="'WenQuanYi Micro Hei'" style:font-family-generic="system" style:font-pitch="variable"/>
  </office:font-face-decls>
  <office:styles>
    <style:default-style style:family="graphic">
      <style:graphic-properties draw:stroke="solid" svg:stroke-width="0.028in" svg:stroke-color="#385d8a" draw:fill-color="#4f81bd"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fo:text-shadow="none"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1" style:font-name-asian="OpenSymbol1" style:font-name-complex="OpenSymbol1"/>
    </style:style>
    <style:style style:name="WW_5f_CharLFO1LVL1" style:display-name="WW_CharLFO1LVL1" style:family="text">
      <style:text-properties fo:font-weight="normal" style:font-weight-asian="normal" style:font-weight-complex="normal"/>
    </style:style>
    <style:style style:name="WW_5f_CharLFO1LVL2" style:display-name="WW_CharLFO1LVL2" style:family="text">
      <style:text-properties fo:font-weight="normal" style:font-weight-asian="normal" style:font-weight-complex="normal"/>
    </style:style>
    <style:style style:name="WW_5f_CharLFO1LVL3" style:display-name="WW_CharLFO1LVL3" style:family="text">
      <style:text-properties fo:font-weight="normal" style:font-weight-asian="normal" style:font-weight-complex="normal"/>
    </style:style>
    <style:style style:name="WW_5f_CharLFO1LVL4" style:display-name="WW_CharLFO1LVL4" style:family="text">
      <style:text-properties fo:font-weight="normal" style:font-weight-asian="normal" style:font-weight-complex="normal"/>
    </style:style>
    <style:style style:name="WW_5f_CharLFO1LVL5" style:display-name="WW_CharLFO1LVL5" style:family="text">
      <style:text-properties fo:font-weight="normal" style:font-weight-asian="normal" style:font-weight-complex="norma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8" style:display-name="WW_CharLFO1LVL8"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1" style:display-name="WW_CharLFO2LVL1"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3" style:display-name="WW_CharLFO2LVL3" style:family="text">
      <style:text-properties fo:font-weight="normal" style:font-weight-asian="normal" style:font-weight-complex="normal"/>
    </style:style>
    <style:style style:name="WW_5f_CharLFO2LVL4" style:display-name="WW_CharLFO2LVL4" style:family="text">
      <style:text-properties fo:font-weight="normal" style:font-weight-asian="normal" style:font-weight-complex="normal"/>
    </style:style>
    <style:style style:name="WW_5f_CharLFO2LVL5" style:display-name="WW_CharLFO2LVL5" style:family="text">
      <style:text-properties fo:font-weight="normal" style:font-weight-asian="normal" style:font-weight-complex="norma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1" style:display-name="WW_CharLFO3LVL1"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3" style:display-name="WW_CharLFO3LVL3" style:family="text">
      <style:text-properties fo:font-weight="normal" style:font-weight-asian="normal" style:font-weight-complex="normal"/>
    </style:style>
    <style:style style:name="WW_5f_CharLFO3LVL4" style:display-name="WW_CharLFO3LVL4" style:family="text">
      <style:text-properties fo:font-weight="normal" style:font-weight-asian="normal" style:font-weight-complex="normal"/>
    </style:style>
    <style:style style:name="WW_5f_CharLFO3LVL5" style:display-name="WW_CharLFO3LVL5" style:family="text">
      <style:text-properties fo:font-weight="normal" style:font-weight-asian="normal" style:font-weight-complex="norma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8" style:display-name="WW_CharLFO3LVL8"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1" style:display-name="WW_CharLFO4LVL1" style:family="text">
      <style:text-properties style:font-name="OpenSymbol1" style:font-name-asian="OpenSymbol1" style:font-name-complex="OpenSymbol1"/>
    </style:style>
    <style:style style:name="WW_5f_CharLFO4LVL2" style:display-name="WW_CharLFO4LVL2" style:family="text">
      <style:text-properties style:font-name="OpenSymbol1" style:font-name-asian="OpenSymbol1" style:font-name-complex="OpenSymbol1"/>
    </style:style>
    <style:style style:name="WW_5f_CharLFO4LVL3" style:display-name="WW_CharLFO4LVL3" style:family="text">
      <style:text-properties style:font-name="OpenSymbol1" style:font-name-asian="OpenSymbol1" style:font-name-complex="OpenSymbol1"/>
    </style:style>
    <style:style style:name="WW_5f_CharLFO4LVL4" style:display-name="WW_CharLFO4LVL4" style:family="text">
      <style:text-properties style:font-name="OpenSymbol1" style:font-name-asian="OpenSymbol1" style:font-name-complex="OpenSymbol1"/>
    </style:style>
    <style:style style:name="WW_5f_CharLFO4LVL5" style:display-name="WW_CharLFO4LVL5" style:family="text">
      <style:text-properties style:font-name="OpenSymbol1" style:font-name-asian="OpenSymbol1" style:font-name-complex="OpenSymbol1"/>
    </style:style>
    <style:style style:name="WW_5f_CharLFO4LVL6" style:display-name="WW_CharLFO4LVL6" style:family="text">
      <style:text-properties style:font-name="OpenSymbol1" style:font-name-asian="OpenSymbol1" style:font-name-complex="OpenSymbol1"/>
    </style:style>
    <style:style style:name="WW_5f_CharLFO4LVL7" style:display-name="WW_CharLFO4LVL7" style:family="text">
      <style:text-properties style:font-name="OpenSymbol1" style:font-name-asian="OpenSymbol1" style:font-name-complex="OpenSymbol1"/>
    </style:style>
    <style:style style:name="WW_5f_CharLFO4LVL8" style:display-name="WW_CharLFO4LVL8" style:family="text">
      <style:text-properties style:font-name="OpenSymbol1" style:font-name-asian="OpenSymbol1" style:font-name-complex="OpenSymbol1"/>
    </style:style>
    <style:style style:name="WW_5f_CharLFO4LVL9" style:display-name="WW_CharLFO4LVL9" style:family="text">
      <style:text-properties style:font-name="OpenSymbol1" style:font-name-asian="OpenSymbol1" style:font-name-complex="OpenSymbol1"/>
    </style:style>
    <style:style style:name="WW_5f_CharLFO6LVL1" style:display-name="WW_CharLFO6LVL1" style:family="text">
      <style:text-properties style:font-name="OpenSymbol1" style:font-name-asian="OpenSymbol1" style:font-name-complex="OpenSymbol1"/>
    </style:style>
    <style:style style:name="WW_5f_CharLFO6LVL2" style:display-name="WW_CharLFO6LVL2" style:family="text">
      <style:text-properties style:font-name="OpenSymbol1" style:font-name-asian="OpenSymbol1" style:font-name-complex="OpenSymbol1"/>
    </style:style>
    <style:style style:name="WW_5f_CharLFO6LVL3" style:display-name="WW_CharLFO6LVL3" style:family="text">
      <style:text-properties style:font-name="OpenSymbol1" style:font-name-asian="OpenSymbol1" style:font-name-complex="OpenSymbol1"/>
    </style:style>
    <style:style style:name="WW_5f_CharLFO6LVL4" style:display-name="WW_CharLFO6LVL4" style:family="text">
      <style:text-properties style:font-name="OpenSymbol1" style:font-name-asian="OpenSymbol1" style:font-name-complex="OpenSymbol1"/>
    </style:style>
    <style:style style:name="WW_5f_CharLFO6LVL5" style:display-name="WW_CharLFO6LVL5" style:family="text">
      <style:text-properties style:font-name="OpenSymbol1" style:font-name-asian="OpenSymbol1" style:font-name-complex="OpenSymbol1"/>
    </style:style>
    <style:style style:name="WW_5f_CharLFO6LVL6" style:display-name="WW_CharLFO6LVL6" style:family="text">
      <style:text-properties style:font-name="OpenSymbol1" style:font-name-asian="OpenSymbol1" style:font-name-complex="OpenSymbol1"/>
    </style:style>
    <style:style style:name="WW_5f_CharLFO6LVL7" style:display-name="WW_CharLFO6LVL7" style:family="text">
      <style:text-properties style:font-name="OpenSymbol1" style:font-name-asian="OpenSymbol1" style:font-name-complex="OpenSymbol1"/>
    </style:style>
    <style:style style:name="WW_5f_CharLFO6LVL8" style:display-name="WW_CharLFO6LVL8" style:family="text">
      <style:text-properties style:font-name="OpenSymbol1" style:font-name-asian="OpenSymbol1" style:font-name-complex="OpenSymbol1"/>
    </style:style>
    <style:style style:name="WW_5f_CharLFO6LVL9" style:display-name="WW_CharLFO6LVL9" style:family="text">
      <style:text-properties style:font-name="OpenSymbol1" style:font-name-asian="OpenSymbol1" style:font-name-complex="OpenSymbol1"/>
    </style:style>
    <style:style style:name="WW_5f_CharLFO7LVL1" style:display-name="WW_CharLFO7LVL1" style:family="text">
      <style:text-properties fo:font-weight="normal" style:font-weight-asian="normal" style:font-weight-complex="normal"/>
    </style:style>
    <style:style style:name="WW_5f_CharLFO7LVL2" style:display-name="WW_CharLFO7LVL2" style:family="text">
      <style:text-properties fo:font-weight="normal" style:font-weight-asian="normal" style:font-weight-complex="normal"/>
    </style:style>
    <style:style style:name="WW_5f_CharLFO7LVL3" style:display-name="WW_CharLFO7LVL3" style:family="text">
      <style:text-properties fo:font-weight="normal" style:font-weight-asian="normal" style:font-weight-complex="normal"/>
    </style:style>
    <style:style style:name="WW_5f_CharLFO7LVL4" style:display-name="WW_CharLFO7LVL4" style:family="text">
      <style:text-properties fo:font-weight="normal" style:font-weight-asian="normal" style:font-weight-complex="normal"/>
    </style:style>
    <style:style style:name="WW_5f_CharLFO7LVL5" style:display-name="WW_CharLFO7LVL5" style:family="text">
      <style:text-properties fo:font-weight="normal" style:font-weight-asian="normal" style:font-weight-complex="normal"/>
    </style:style>
    <style:style style:name="WW_5f_CharLFO7LVL6" style:display-name="WW_CharLFO7LVL6" style:family="text">
      <style:text-properties fo:font-weight="normal" style:font-weight-asian="normal" style:font-weight-complex="normal"/>
    </style:style>
    <style:style style:name="WW_5f_CharLFO7LVL7" style:display-name="WW_CharLFO7LVL7" style:family="text">
      <style:text-properties fo:font-weight="normal" style:font-weight-asian="normal" style:font-weight-complex="normal"/>
    </style:style>
    <style:style style:name="WW_5f_CharLFO7LVL8" style:display-name="WW_CharLFO7LVL8" style:family="text">
      <style:text-properties fo:font-weight="normal" style:font-weight-asian="normal" style:font-weight-complex="normal"/>
    </style:style>
    <style:style style:name="WW_5f_CharLFO7LVL9" style:display-name="WW_CharLFO7LVL9" style:family="text">
      <style:text-properties fo:font-weight="normal" style:font-weight-asian="normal" style:font-weight-complex="normal"/>
    </style:style>
    <style:style style:name="WW_5f_CharLFO8LVL2" style:display-name="WW_CharLFO8LVL2" style:family="text">
      <style:text-properties fo:font-weight="normal" style:font-weight-asian="normal" style:font-weight-complex="normal"/>
    </style:style>
    <style:style style:name="WW_5f_CharLFO8LVL3" style:display-name="WW_CharLFO8LVL3" style:family="text">
      <style:text-properties fo:font-weight="normal" style:font-weight-asian="normal" style:font-weight-complex="normal"/>
    </style:style>
    <style:style style:name="WW_5f_CharLFO8LVL4" style:display-name="WW_CharLFO8LVL4" style:family="text">
      <style:text-properties fo:font-weight="normal" style:font-weight-asian="normal" style:font-weight-complex="normal"/>
    </style:style>
    <style:style style:name="WW_5f_CharLFO8LVL5" style:display-name="WW_CharLFO8LVL5" style:family="text">
      <style:text-properties fo:font-weight="normal" style:font-weight-asian="normal" style:font-weight-complex="normal"/>
    </style:style>
    <style:style style:name="WW_5f_CharLFO8LVL6" style:display-name="WW_CharLFO8LVL6" style:family="text">
      <style:text-properties fo:font-weight="normal" style:font-weight-asian="normal" style:font-weight-complex="normal"/>
    </style:style>
    <style:style style:name="WW_5f_CharLFO8LVL7" style:display-name="WW_CharLFO8LVL7" style:family="text">
      <style:text-properties fo:font-weight="normal" style:font-weight-asian="normal" style:font-weight-complex="normal"/>
    </style:style>
    <style:style style:name="WW_5f_CharLFO8LVL8" style:display-name="WW_CharLFO8LVL8" style:family="text">
      <style:text-properties fo:font-weight="normal" style:font-weight-asian="normal" style:font-weight-complex="normal"/>
    </style:style>
    <style:style style:name="WW_5f_CharLFO8LVL9" style:display-name="WW_CharLFO8LVL9" style:family="text">
      <style:text-properties fo:font-weight="normal" style:font-weight-asian="normal" style:font-weight-complex="normal"/>
    </style:style>
    <style:style style:name="WW_5f_CharLFO9LVL1" style:display-name="WW_CharLFO9LVL1" style:family="text">
      <style:text-properties style:font-name="OpenSymbol1" style:font-name-asian="OpenSymbol1" style:font-name-complex="OpenSymbol1"/>
    </style:style>
    <style:style style:name="WW_5f_CharLFO9LVL2" style:display-name="WW_CharLFO9LVL2" style:family="text">
      <style:text-properties style:font-name="OpenSymbol1" style:font-name-asian="OpenSymbol1" style:font-name-complex="OpenSymbol1"/>
    </style:style>
    <style:style style:name="WW_5f_CharLFO9LVL3" style:display-name="WW_CharLFO9LVL3" style:family="text">
      <style:text-properties style:font-name="OpenSymbol1" style:font-name-asian="OpenSymbol1" style:font-name-complex="OpenSymbol1"/>
    </style:style>
    <style:style style:name="WW_5f_CharLFO9LVL4" style:display-name="WW_CharLFO9LVL4" style:family="text">
      <style:text-properties style:font-name="OpenSymbol1" style:font-name-asian="OpenSymbol1" style:font-name-complex="OpenSymbol1"/>
    </style:style>
    <style:style style:name="WW_5f_CharLFO9LVL5" style:display-name="WW_CharLFO9LVL5" style:family="text">
      <style:text-properties style:font-name="OpenSymbol1" style:font-name-asian="OpenSymbol1" style:font-name-complex="OpenSymbol1"/>
    </style:style>
    <style:style style:name="WW_5f_CharLFO9LVL6" style:display-name="WW_CharLFO9LVL6" style:family="text">
      <style:text-properties style:font-name="OpenSymbol1" style:font-name-asian="OpenSymbol1" style:font-name-complex="OpenSymbol1"/>
    </style:style>
    <style:style style:name="WW_5f_CharLFO9LVL7" style:display-name="WW_CharLFO9LVL7" style:family="text">
      <style:text-properties style:font-name="OpenSymbol1" style:font-name-asian="OpenSymbol1" style:font-name-complex="OpenSymbol1"/>
    </style:style>
    <style:style style:name="WW_5f_CharLFO9LVL8" style:display-name="WW_CharLFO9LVL8" style:family="text">
      <style:text-properties style:font-name="OpenSymbol1" style:font-name-asian="OpenSymbol1" style:font-name-complex="OpenSymbol1"/>
    </style:style>
    <style:style style:name="WW_5f_CharLFO9LVL9" style:display-name="WW_CharLFO9LVL9" style:family="text">
      <style:text-properties style:font-name="OpenSymbol1" style:font-name-asian="OpenSymbol1" style:font-name-complex="OpenSymbol1"/>
    </style:style>
    <style:style style:name="WW_5f_CharLFO10LVL1" style:display-name="WW_CharLFO10LVL1" style:family="text">
      <style:text-properties style:font-name="OpenSymbol1" style:font-name-asian="OpenSymbol1" style:font-name-complex="OpenSymbol1"/>
    </style:style>
    <style:style style:name="WW_5f_CharLFO10LVL2" style:display-name="WW_CharLFO10LVL2" style:family="text">
      <style:text-properties style:font-name="OpenSymbol1" style:font-name-asian="OpenSymbol1" style:font-name-complex="OpenSymbol1"/>
    </style:style>
    <style:style style:name="WW_5f_CharLFO10LVL3" style:display-name="WW_CharLFO10LVL3" style:family="text">
      <style:text-properties style:font-name="OpenSymbol1" style:font-name-asian="OpenSymbol1" style:font-name-complex="OpenSymbol1"/>
    </style:style>
    <style:style style:name="WW_5f_CharLFO10LVL4" style:display-name="WW_CharLFO10LVL4" style:family="text">
      <style:text-properties style:font-name="OpenSymbol1" style:font-name-asian="OpenSymbol1" style:font-name-complex="OpenSymbol1"/>
    </style:style>
    <style:style style:name="WW_5f_CharLFO10LVL5" style:display-name="WW_CharLFO10LVL5" style:family="text">
      <style:text-properties style:font-name="OpenSymbol1" style:font-name-asian="OpenSymbol1" style:font-name-complex="OpenSymbol1"/>
    </style:style>
    <style:style style:name="WW_5f_CharLFO10LVL6" style:display-name="WW_CharLFO10LVL6" style:family="text">
      <style:text-properties style:font-name="OpenSymbol1" style:font-name-asian="OpenSymbol1" style:font-name-complex="OpenSymbol1"/>
    </style:style>
    <style:style style:name="WW_5f_CharLFO10LVL7" style:display-name="WW_CharLFO10LVL7" style:family="text">
      <style:text-properties style:font-name="OpenSymbol1" style:font-name-asian="OpenSymbol1" style:font-name-complex="OpenSymbol1"/>
    </style:style>
    <style:style style:name="WW_5f_CharLFO10LVL8" style:display-name="WW_CharLFO10LVL8" style:family="text">
      <style:text-properties style:font-name="OpenSymbol1" style:font-name-asian="OpenSymbol1" style:font-name-complex="OpenSymbol1"/>
    </style:style>
    <style:style style:name="WW_5f_CharLFO10LVL9" style:display-name="WW_CharLFO10LVL9" style:family="text">
      <style:text-properties style:font-name="OpenSymbol1" style:font-name-asian="OpenSymbol1" style:font-name-complex="OpenSymbol1"/>
    </style:style>
    <style:style style:name="WW_5f_CharLFO11LVL1" style:display-name="WW_CharLFO11LVL1" style:family="text">
      <style:text-properties fo:font-weight="normal" style:font-weight-asian="normal" style:font-weight-complex="normal"/>
    </style:style>
    <style:style style:name="WW_5f_CharLFO11LVL2" style:display-name="WW_CharLFO11LVL2" style:family="text">
      <style:text-properties fo:font-weight="normal" style:font-weight-asian="normal" style:font-weight-complex="normal"/>
    </style:style>
    <style:style style:name="WW_5f_CharLFO11LVL3" style:display-name="WW_CharLFO11LVL3" style:family="text">
      <style:text-properties fo:font-weight="normal" style:font-weight-asian="normal" style:font-weight-complex="normal"/>
    </style:style>
    <style:style style:name="WW_5f_CharLFO11LVL4" style:display-name="WW_CharLFO11LVL4" style:family="text">
      <style:text-properties fo:font-weight="normal" style:font-weight-asian="normal" style:font-weight-complex="normal"/>
    </style:style>
    <style:style style:name="WW_5f_CharLFO11LVL5" style:display-name="WW_CharLFO11LVL5" style:family="text">
      <style:text-properties fo:font-weight="normal" style:font-weight-asian="normal" style:font-weight-complex="normal"/>
    </style:style>
    <style:style style:name="WW_5f_CharLFO11LVL6" style:display-name="WW_CharLFO11LVL6" style:family="text">
      <style:text-properties fo:font-weight="normal" style:font-weight-asian="normal" style:font-weight-complex="normal"/>
    </style:style>
    <style:style style:name="WW_5f_CharLFO11LVL7" style:display-name="WW_CharLFO11LVL7" style:family="text">
      <style:text-properties fo:font-weight="normal" style:font-weight-asian="normal" style:font-weight-complex="normal"/>
    </style:style>
    <style:style style:name="WW_5f_CharLFO11LVL8" style:display-name="WW_CharLFO11LVL8" style:family="text">
      <style:text-properties fo:font-weight="normal" style:font-weight-asian="normal" style:font-weight-complex="normal"/>
    </style:style>
    <style:style style:name="WW_5f_CharLFO11LVL9" style:display-name="WW_CharLFO11LVL9" style:family="text">
      <style:text-properties fo:font-weight="normal" style:font-weight-asian="normal" style:font-weight-complex="normal"/>
    </style:style>
    <style:style style:name="WW_5f_CharLFO12LVL1" style:display-name="WW_CharLFO12LVL1" style:family="text">
      <style:text-properties fo:font-weight="normal" style:font-weight-asian="normal" style:font-weight-complex="normal"/>
    </style:style>
    <style:style style:name="WW_5f_CharLFO12LVL2" style:display-name="WW_CharLFO12LVL2" style:family="text">
      <style:text-properties fo:font-weight="normal" style:font-weight-asian="normal" style:font-weight-complex="normal"/>
    </style:style>
    <style:style style:name="WW_5f_CharLFO12LVL3" style:display-name="WW_CharLFO12LVL3" style:family="text">
      <style:text-properties fo:font-weight="normal" style:font-weight-asian="normal" style:font-weight-complex="normal"/>
    </style:style>
    <style:style style:name="WW_5f_CharLFO12LVL4" style:display-name="WW_CharLFO12LVL4" style:family="text">
      <style:text-properties fo:font-weight="normal" style:font-weight-asian="normal" style:font-weight-complex="normal"/>
    </style:style>
    <style:style style:name="WW_5f_CharLFO12LVL5" style:display-name="WW_CharLFO12LVL5" style:family="text">
      <style:text-properties fo:font-weight="normal" style:font-weight-asian="normal" style:font-weight-complex="normal"/>
    </style:style>
    <style:style style:name="WW_5f_CharLFO12LVL6" style:display-name="WW_CharLFO12LVL6" style:family="text">
      <style:text-properties fo:font-weight="normal" style:font-weight-asian="normal" style:font-weight-complex="normal"/>
    </style:style>
    <style:style style:name="WW_5f_CharLFO12LVL7" style:display-name="WW_CharLFO12LVL7" style:family="text">
      <style:text-properties fo:font-weight="normal" style:font-weight-asian="normal" style:font-weight-complex="normal"/>
    </style:style>
    <style:style style:name="WW_5f_CharLFO12LVL8" style:display-name="WW_CharLFO12LVL8" style:family="text">
      <style:text-properties fo:font-weight="normal" style:font-weight-asian="normal" style:font-weight-complex="normal"/>
    </style:style>
    <style:style style:name="WW_5f_CharLFO12LVL9" style:display-name="WW_CharLFO12LVL9" style:family="text">
      <style:text-properties fo:font-weight="normal" style:font-weight-asian="normal" style:font-weight-complex="normal"/>
    </style:style>
    <style:style style:name="WW_5f_CharLFO13LVL1" style:display-name="WW_CharLFO13LVL1" style:family="text">
      <style:text-properties style:font-name="OpenSymbol1" style:font-name-asian="OpenSymbol1" style:font-name-complex="OpenSymbol1"/>
    </style:style>
    <style:style style:name="WW_5f_CharLFO13LVL2" style:display-name="WW_CharLFO13LVL2" style:family="text">
      <style:text-properties style:font-name="OpenSymbol1" style:font-name-asian="OpenSymbol1" style:font-name-complex="OpenSymbol1"/>
    </style:style>
    <style:style style:name="WW_5f_CharLFO13LVL3" style:display-name="WW_CharLFO13LVL3" style:family="text">
      <style:text-properties style:font-name="OpenSymbol1" style:font-name-asian="OpenSymbol1" style:font-name-complex="OpenSymbol1"/>
    </style:style>
    <style:style style:name="WW_5f_CharLFO13LVL4" style:display-name="WW_CharLFO13LVL4" style:family="text">
      <style:text-properties style:font-name="OpenSymbol1" style:font-name-asian="OpenSymbol1" style:font-name-complex="OpenSymbol1"/>
    </style:style>
    <style:style style:name="WW_5f_CharLFO13LVL5" style:display-name="WW_CharLFO13LVL5" style:family="text">
      <style:text-properties style:font-name="OpenSymbol1" style:font-name-asian="OpenSymbol1" style:font-name-complex="OpenSymbol1"/>
    </style:style>
    <style:style style:name="WW_5f_CharLFO13LVL6" style:display-name="WW_CharLFO13LVL6" style:family="text">
      <style:text-properties style:font-name="OpenSymbol1" style:font-name-asian="OpenSymbol1" style:font-name-complex="OpenSymbol1"/>
    </style:style>
    <style:style style:name="WW_5f_CharLFO13LVL7" style:display-name="WW_CharLFO13LVL7" style:family="text">
      <style:text-properties style:font-name="OpenSymbol1" style:font-name-asian="OpenSymbol1" style:font-name-complex="OpenSymbol1"/>
    </style:style>
    <style:style style:name="WW_5f_CharLFO13LVL8" style:display-name="WW_CharLFO13LVL8" style:family="text">
      <style:text-properties style:font-name="OpenSymbol1" style:font-name-asian="OpenSymbol1" style:font-name-complex="OpenSymbol1"/>
    </style:style>
    <style:style style:name="WW_5f_CharLFO13LVL9" style:display-name="WW_CharLFO13LVL9" style:family="text">
      <style:text-properties style:font-name="OpenSymbol1" style:font-name-asian="OpenSymbol1" style:font-name-complex="OpenSymbol1"/>
    </style:style>
    <style:style style:name="WW_5f_CharLFO15LVL1" style:display-name="WW_CharLFO15LVL1" style:family="text">
      <style:text-properties style:font-name="OpenSymbol1" style:font-name-asian="OpenSymbol1" style:font-name-complex="OpenSymbol1"/>
    </style:style>
    <style:style style:name="WW_5f_CharLFO15LVL2" style:display-name="WW_CharLFO15LVL2" style:family="text">
      <style:text-properties style:font-name="OpenSymbol1" style:font-name-asian="OpenSymbol1" style:font-name-complex="OpenSymbol1"/>
    </style:style>
    <style:style style:name="WW_5f_CharLFO15LVL3" style:display-name="WW_CharLFO15LVL3" style:family="text">
      <style:text-properties style:font-name="OpenSymbol1" style:font-name-asian="OpenSymbol1" style:font-name-complex="OpenSymbol1"/>
    </style:style>
    <style:style style:name="WW_5f_CharLFO15LVL4" style:display-name="WW_CharLFO15LVL4" style:family="text">
      <style:text-properties style:font-name="OpenSymbol1" style:font-name-asian="OpenSymbol1" style:font-name-complex="OpenSymbol1"/>
    </style:style>
    <style:style style:name="WW_5f_CharLFO15LVL5" style:display-name="WW_CharLFO15LVL5" style:family="text">
      <style:text-properties style:font-name="OpenSymbol1" style:font-name-asian="OpenSymbol1" style:font-name-complex="OpenSymbol1"/>
    </style:style>
    <style:style style:name="WW_5f_CharLFO15LVL6" style:display-name="WW_CharLFO15LVL6" style:family="text">
      <style:text-properties style:font-name="OpenSymbol1" style:font-name-asian="OpenSymbol1" style:font-name-complex="OpenSymbol1"/>
    </style:style>
    <style:style style:name="WW_5f_CharLFO15LVL7" style:display-name="WW_CharLFO15LVL7" style:family="text">
      <style:text-properties style:font-name="OpenSymbol1" style:font-name-asian="OpenSymbol1" style:font-name-complex="OpenSymbol1"/>
    </style:style>
    <style:style style:name="WW_5f_CharLFO15LVL8" style:display-name="WW_CharLFO15LVL8" style:family="text">
      <style:text-properties style:font-name="OpenSymbol1" style:font-name-asian="OpenSymbol1" style:font-name-complex="OpenSymbol1"/>
    </style:style>
    <style:style style:name="WW_5f_CharLFO15LVL9" style:display-name="WW_CharLFO15LVL9" style:family="text">
      <style:text-properties style:font-name="OpenSymbol1" style:font-name-asian="OpenSymbol1" style:font-name-complex="OpenSymbol1"/>
    </style:style>
    <style:style style:name="WW_5f_CharLFO16LVL1" style:display-name="WW_CharLFO16LVL1" style:family="text">
      <style:text-properties fo:font-weight="normal" style:font-weight-asian="normal" style:font-weight-complex="normal"/>
    </style:style>
    <style:style style:name="WW_5f_CharLFO16LVL2" style:display-name="WW_CharLFO16LVL2" style:family="text">
      <style:text-properties fo:font-weight="normal" style:font-weight-asian="normal" style:font-weight-complex="normal"/>
    </style:style>
    <style:style style:name="WW_5f_CharLFO16LVL3" style:display-name="WW_CharLFO16LVL3" style:family="text">
      <style:text-properties fo:font-weight="normal" style:font-weight-asian="normal" style:font-weight-complex="normal"/>
    </style:style>
    <style:style style:name="WW_5f_CharLFO16LVL4" style:display-name="WW_CharLFO16LVL4" style:family="text">
      <style:text-properties fo:font-weight="normal" style:font-weight-asian="normal" style:font-weight-complex="normal"/>
    </style:style>
    <style:style style:name="WW_5f_CharLFO16LVL5" style:display-name="WW_CharLFO16LVL5" style:family="text">
      <style:text-properties fo:font-weight="normal" style:font-weight-asian="normal" style:font-weight-complex="normal"/>
    </style:style>
    <style:style style:name="WW_5f_CharLFO16LVL6" style:display-name="WW_CharLFO16LVL6" style:family="text">
      <style:text-properties fo:font-weight="normal" style:font-weight-asian="normal" style:font-weight-complex="normal"/>
    </style:style>
    <style:style style:name="WW_5f_CharLFO16LVL7" style:display-name="WW_CharLFO16LVL7" style:family="text">
      <style:text-properties fo:font-weight="normal" style:font-weight-asian="normal" style:font-weight-complex="normal"/>
    </style:style>
    <style:style style:name="WW_5f_CharLFO16LVL8" style:display-name="WW_CharLFO16LVL8" style:family="text">
      <style:text-properties fo:font-weight="normal" style:font-weight-asian="normal" style:font-weight-complex="normal"/>
    </style:style>
    <style:style style:name="WW_5f_CharLFO16LVL9" style:display-name="WW_CharLFO16LVL9" style:family="text">
      <style:text-properties fo:font-weight="normal" style:font-weight-asian="normal" style:font-weight-complex="normal"/>
    </style:style>
    <style:style style:name="WW_5f_CharLFO17LVL2" style:display-name="WW_CharLFO17LVL2" style:family="text">
      <style:text-properties fo:font-weight="normal" style:font-weight-asian="normal" style:font-weight-complex="normal"/>
    </style:style>
    <style:style style:name="WW_5f_CharLFO17LVL3" style:display-name="WW_CharLFO17LVL3" style:family="text">
      <style:text-properties fo:font-weight="normal" style:font-weight-asian="normal" style:font-weight-complex="normal"/>
    </style:style>
    <style:style style:name="WW_5f_CharLFO17LVL4" style:display-name="WW_CharLFO17LVL4" style:family="text">
      <style:text-properties fo:font-weight="normal" style:font-weight-asian="normal" style:font-weight-complex="normal"/>
    </style:style>
    <style:style style:name="WW_5f_CharLFO17LVL5" style:display-name="WW_CharLFO17LVL5" style:family="text">
      <style:text-properties fo:font-weight="normal" style:font-weight-asian="normal" style:font-weight-complex="normal"/>
    </style:style>
    <style:style style:name="WW_5f_CharLFO17LVL6" style:display-name="WW_CharLFO17LVL6" style:family="text">
      <style:text-properties fo:font-weight="normal" style:font-weight-asian="normal" style:font-weight-complex="normal"/>
    </style:style>
    <style:style style:name="WW_5f_CharLFO17LVL7" style:display-name="WW_CharLFO17LVL7" style:family="text">
      <style:text-properties fo:font-weight="normal" style:font-weight-asian="normal" style:font-weight-complex="normal"/>
    </style:style>
    <style:style style:name="WW_5f_CharLFO17LVL8" style:display-name="WW_CharLFO17LVL8" style:family="text">
      <style:text-properties fo:font-weight="normal" style:font-weight-asian="normal" style:font-weight-complex="normal"/>
    </style:style>
    <style:style style:name="WW_5f_CharLFO17LVL9" style:display-name="WW_CharLFO17LVL9" style:family="text">
      <style:text-properties fo:font-weight="normal" style:font-weight-asian="normal" style:font-weight-complex="normal"/>
    </style:style>
    <style:style style:name="WW_5f_CharLFO18LVL1" style:display-name="WW_CharLFO18LVL1" style:family="text">
      <style:text-properties style:font-name="OpenSymbol1" style:font-name-asian="OpenSymbol1" style:font-name-complex="OpenSymbol1"/>
    </style:style>
    <style:style style:name="WW_5f_CharLFO18LVL2" style:display-name="WW_CharLFO18LVL2" style:family="text">
      <style:text-properties style:font-name="OpenSymbol1" style:font-name-asian="OpenSymbol1" style:font-name-complex="OpenSymbol1"/>
    </style:style>
    <style:style style:name="WW_5f_CharLFO18LVL3" style:display-name="WW_CharLFO18LVL3" style:family="text">
      <style:text-properties style:font-name="OpenSymbol1" style:font-name-asian="OpenSymbol1" style:font-name-complex="OpenSymbol1"/>
    </style:style>
    <style:style style:name="WW_5f_CharLFO18LVL4" style:display-name="WW_CharLFO18LVL4" style:family="text">
      <style:text-properties style:font-name="OpenSymbol1" style:font-name-asian="OpenSymbol1" style:font-name-complex="OpenSymbol1"/>
    </style:style>
    <style:style style:name="WW_5f_CharLFO18LVL5" style:display-name="WW_CharLFO18LVL5" style:family="text">
      <style:text-properties style:font-name="OpenSymbol1" style:font-name-asian="OpenSymbol1" style:font-name-complex="OpenSymbol1"/>
    </style:style>
    <style:style style:name="WW_5f_CharLFO18LVL6" style:display-name="WW_CharLFO18LVL6" style:family="text">
      <style:text-properties style:font-name="OpenSymbol1" style:font-name-asian="OpenSymbol1" style:font-name-complex="OpenSymbol1"/>
    </style:style>
    <style:style style:name="WW_5f_CharLFO18LVL7" style:display-name="WW_CharLFO18LVL7" style:family="text">
      <style:text-properties style:font-name="OpenSymbol1" style:font-name-asian="OpenSymbol1" style:font-name-complex="OpenSymbol1"/>
    </style:style>
    <style:style style:name="WW_5f_CharLFO18LVL8" style:display-name="WW_CharLFO18LVL8" style:family="text">
      <style:text-properties style:font-name="OpenSymbol1" style:font-name-asian="OpenSymbol1" style:font-name-complex="OpenSymbol1"/>
    </style:style>
    <style:style style:name="WW_5f_CharLFO18LVL9" style:display-name="WW_CharLFO18LVL9" style:family="text">
      <style:text-properties style:font-name="OpenSymbol1" style:font-name-asian="OpenSymbol1" style:font-name-complex="OpenSymbol1"/>
    </style:style>
    <style:style style:name="WW_5f_CharLFO19LVL1" style:display-name="WW_CharLFO19LVL1" style:family="text">
      <style:text-properties style:font-name="OpenSymbol1" style:font-name-asian="OpenSymbol1" style:font-name-complex="OpenSymbol1"/>
    </style:style>
    <style:style style:name="WW_5f_CharLFO19LVL2" style:display-name="WW_CharLFO19LVL2" style:family="text">
      <style:text-properties style:font-name="OpenSymbol1" style:font-name-asian="OpenSymbol1" style:font-name-complex="OpenSymbol1"/>
    </style:style>
    <style:style style:name="WW_5f_CharLFO19LVL3" style:display-name="WW_CharLFO19LVL3" style:family="text">
      <style:text-properties style:font-name="OpenSymbol1" style:font-name-asian="OpenSymbol1" style:font-name-complex="OpenSymbol1"/>
    </style:style>
    <style:style style:name="WW_5f_CharLFO19LVL4" style:display-name="WW_CharLFO19LVL4" style:family="text">
      <style:text-properties style:font-name="OpenSymbol1" style:font-name-asian="OpenSymbol1" style:font-name-complex="OpenSymbol1"/>
    </style:style>
    <style:style style:name="WW_5f_CharLFO19LVL5" style:display-name="WW_CharLFO19LVL5" style:family="text">
      <style:text-properties style:font-name="OpenSymbol1" style:font-name-asian="OpenSymbol1" style:font-name-complex="OpenSymbol1"/>
    </style:style>
    <style:style style:name="WW_5f_CharLFO19LVL6" style:display-name="WW_CharLFO19LVL6" style:family="text">
      <style:text-properties style:font-name="OpenSymbol1" style:font-name-asian="OpenSymbol1" style:font-name-complex="OpenSymbol1"/>
    </style:style>
    <style:style style:name="WW_5f_CharLFO19LVL7" style:display-name="WW_CharLFO19LVL7" style:family="text">
      <style:text-properties style:font-name="OpenSymbol1" style:font-name-asian="OpenSymbol1" style:font-name-complex="OpenSymbol1"/>
    </style:style>
    <style:style style:name="WW_5f_CharLFO19LVL8" style:display-name="WW_CharLFO19LVL8" style:family="text">
      <style:text-properties style:font-name="OpenSymbol1" style:font-name-asian="OpenSymbol1" style:font-name-complex="OpenSymbol1"/>
    </style:style>
    <style:style style:name="WW_5f_CharLFO19LVL9" style:display-name="WW_CharLFO19LVL9" style:family="text">
      <style:text-properties style:font-name="OpenSymbol1" style:font-name-asian="OpenSymbol1" style:font-name-complex="OpenSymbol1"/>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Brian Chiasson</meta:initial-creator>
    <dc:creator>Brian Chiasson</dc:creator>
    <meta:creation-date>2011-06-23T18:28:00Z</meta:creation-date>
    <dc:date>2011-06-26T21:04:30</dc:date>
    <meta:editing-cycles>18</meta:editing-cycles>
    <meta:editing-duration>PT3H8M42S</meta:editing-duration>
    <meta:document-statistic meta:table-count="0" meta:image-count="0" meta:object-count="0" meta:page-count="9" meta:paragraph-count="243" meta:word-count="2452" meta:character-count="14149"/>
    <meta:template xlink:type="simple" xlink:actuate="onRequest" xlink:title="" xlink:href="Normal"/>
  </office:meta>
</office:document-meta>
</file>